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Cantarell1" svg:font-family="Cantarell"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Univers" svg:font-family="Univers" style:font-pitch="variable"/>
    <style:font-face style:name="Univers1" svg:font-family="Univers"/>
  </office:font-face-decls>
  <office:automatic-styles>
    <style:style style:name="dp1" style:family="drawing-page"/>
    <style:style style:name="gr1" style:family="graphic" style:parent-style-name="standard">
      <style:graphic-properties draw:stroke="none" draw:fill="solid" draw:fill-color="#f2f2f2"/>
    </style:style>
    <style:style style:name="gr2" style:family="graphic" style:parent-style-name="standard">
      <style:graphic-properties draw:stroke="none" draw:fill="none" draw:textarea-horizontal-align="left" draw:textarea-vertical-align="top" draw:auto-grow-height="true" draw:auto-grow-width="true" fo:min-height="0.243cm" fo:min-width="1.76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2cm" fo:min-width="6.991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61cm" fo:min-width="0.88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61cm" fo:min-width="0.569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61cm" fo:min-width="2.11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61cm" fo:min-width="2.25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61cm" fo:min-width="1.91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61cm" fo:min-width="1.606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61cm" fo:min-width="1.213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61cm" fo:min-width="0.41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243cm" fo:min-width="0.177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61cm" fo:min-width="0.89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61cm" fo:min-width="1.40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61cm" fo:min-width="1.36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61cm" fo:min-width="1.996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61cm" fo:min-width="1.03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61cm" fo:min-width="0.266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61cm" fo:min-width="0.379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61cm" fo:min-width="6.504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162cm" fo:min-width="0.11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43cm" fo:min-width="3.5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43cm" fo:min-width="12.402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43cm" fo:min-width="12.419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43cm" fo:min-width="7.73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43cm" fo:min-width="12.86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43cm" fo:min-width="8.70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43cm" fo:min-width="4.14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61cm" fo:min-width="1.86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61cm" fo:min-width="5.852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61cm" fo:min-width="1.97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361cm" fo:min-width="3.99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61cm" fo:min-width="2.06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2cm" fo:min-width="3.75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61cm" fo:min-width="4.345cm" fo:padding-top="0cm" fo:padding-bottom="0cm" fo:padding-left="0cm" fo:padding-right="0cm"/>
      <style:paragraph-properties style:writing-mode="lr-tb"/>
    </style:style>
    <style:style style:name="gr36" style:family="graphic" style:parent-style-name="standard">
      <style:graphic-properties draw:stroke="none" draw:fill="solid" draw:fill-color="#000000"/>
    </style:style>
    <style:style style:name="gr37" style:family="graphic" style:parent-style-name="standard">
      <style:graphic-properties draw:stroke="none" draw:fill="none" draw:textarea-horizontal-align="left" draw:textarea-vertical-align="top" draw:auto-grow-height="true" draw:auto-grow-width="true" fo:min-height="0.361cm" fo:min-width="2.661cm" fo:padding-top="0cm" fo:padding-bottom="0cm" fo:padding-left="0cm" fo:padding-right="0cm"/>
      <style:paragraph-properties style:writing-mode="lr-tb"/>
    </style:style>
    <style:style style:name="gr38" style:family="graphic" style:parent-style-name="standard">
      <style:graphic-properties fo:border="solid"/>
    </style:style>
    <style:style style:name="P1" style:family="paragraph">
      <loext:graphic-properties draw:fill="solid" draw:fill-color="#f2f2f2"/>
    </style:style>
    <style:style style:name="P2" style:family="paragraph">
      <style:paragraph-properties fo:text-align="start" style:writing-mode="lr-tb"/>
    </style:style>
    <style:style style:name="P3" style:family="paragraph">
      <loext:graphic-properties draw:fill="none"/>
      <style:text-properties fo:font-size="5pt" style:font-size-asian="5pt" style:font-size-complex="5pt"/>
    </style:style>
    <style:style style:name="P4" style:family="paragraph">
      <loext:graphic-properties draw:fill="none"/>
      <style:text-properties fo:font-size="8.80000019073486pt" style:font-size-asian="8.80000019073486pt" style:font-size-complex="8.80000019073486pt"/>
    </style:style>
    <style:style style:name="P5" style:family="paragraph">
      <loext:graphic-properties draw:fill="none"/>
      <style:text-properties fo:font-size="7.5pt" style:font-size-asian="7.5pt" style:font-size-complex="7.5pt"/>
    </style:style>
    <style:style style:name="P6" style:family="paragraph">
      <loext:graphic-properties draw:fill="none"/>
      <style:text-properties fo:font-size="3.29999995231628pt" style:font-size-asian="3.29999995231628pt" style:font-size-complex="3.29999995231628pt"/>
    </style:style>
    <style:style style:name="P7" style:family="paragraph">
      <loext:graphic-properties draw:fill="solid" draw:fill-color="#000000"/>
    </style:style>
    <style:style style:name="P8" style:family="paragraph">
      <style:paragraph-properties fo:text-align="start"/>
      <style:text-properties style:text-line-through-style="none" style:text-line-through-type="none" fo:font-style="normal" style:text-underline-style="none"/>
    </style:style>
    <style:style style:name="P9" style:family="paragraph">
      <style:paragraph-properties fo:text-align="start"/>
      <style:text-properties style:text-line-through-style="none" style:text-line-through-type="none" fo:font-size="6pt" fo:font-style="normal" style:text-underline-style="none"/>
    </style:style>
    <style:style style:name="P10" style:family="paragraph"/>
    <style:style style:name="T1" style:family="text">
      <style:text-properties fo:color="#000000" loext:opacity="100%" style:font-name="Univers1" fo:font-size="5pt" fo:font-weight="350" style:font-name-asian="Univers1" style:font-size-asian="5pt" style:font-weight-asian="350" style:font-name-complex="Univers1" style:font-size-complex="5pt" style:font-weight-complex="350"/>
    </style:style>
    <style:style style:name="T2" style:family="text">
      <style:text-properties fo:color="#dcdcdc" loext:opacity="100%" style:font-name="Univers1" fo:font-size="5pt" fo:font-weight="350" style:font-name-asian="Univers1" style:font-size-asian="5pt" style:font-weight-asian="350" style:font-name-complex="Univers1" style:font-size-complex="5pt" style:font-weight-complex="350"/>
    </style:style>
    <style:style style:name="T3" style:family="text">
      <style:text-properties fo:color="#000000" loext:opacity="100%" style:font-name="Univers1" fo:font-size="8.80000019073486pt" fo:font-weight="bold" style:font-name-asian="Univers1" style:font-size-asian="8.80000019073486pt" style:font-weight-asian="bold" style:font-name-complex="Univers1" style:font-size-complex="8.80000019073486pt" style:font-weight-complex="bold"/>
    </style:style>
    <style:style style:name="T4" style:family="text">
      <style:text-properties fo:color="#000000" loext:opacity="100%" style:font-name="Univers1" fo:font-size="7.5pt" fo:font-weight="350" style:font-name-asian="Univers1" style:font-size-asian="7.5pt" style:font-weight-asian="350" style:font-name-complex="Univers1" style:font-size-complex="7.5pt" style:font-weight-complex="350"/>
    </style:style>
    <style:style style:name="T5" style:family="text">
      <style:text-properties fo:color="#000000" loext:opacity="100%" style:font-name="Univers1" fo:font-size="3.29999995231628pt" fo:font-weight="350" style:font-name-asian="Univers1" style:font-size-asian="3.29999995231628pt" style:font-weight-asian="350" style:font-name-complex="Univers1" style:font-size-complex="3.29999995231628pt" style:font-weight-complex="350"/>
    </style:style>
    <style:style style:name="T6" style:family="text">
      <style:text-properties fo:color="#ff0000" loext:opacity="100%" style:font-name="Univers1" fo:font-size="8.80000019073486pt" fo:font-weight="350" style:font-name-asian="Univers1" style:font-size-asian="8.80000019073486pt" style:font-weight-asian="350" style:font-name-complex="Univers1" style:font-size-complex="8.80000019073486pt" style:font-weight-complex="350"/>
    </style:style>
    <style:style style:name="T7" style:family="text">
      <style:text-properties fo:color="#000000" loext:opacity="100%" style:font-name="Univers1" fo:font-size="7.5pt" fo:font-weight="bold" style:font-name-asian="Univers1" style:font-size-asian="7.5pt" style:font-weight-asian="bold" style:font-name-complex="Univers1" style:font-size-complex="7.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id58 id59 id60 id61 id62 id63 id64 id65 id66 id67 id68 id69 id70 id71 id72 id73 id74 id75 id76 id77 id78 id79 id80 id81 id82 id83 id84 id85 id86 id87 id88 id89 id90 id91 id92 id93 id94 id95 id96 id97 id98 id99 id100 id101 id102 id103 id104 id105 id106 id107 id108 id109 id110 id111 id112 id113 id114 id115 id116 id117 id118 id119 id120 id121 id122 id123 id124 id125 id126 id127 id128 id129 id130 id131 id132 id133 id134 id135 id136 id137 id138 id139 id140 id141 id142 id143 id144 id145 id146 id147 id148 id149 id150 id151 id152 id153 id154 id155 id156 id157 id158 id159 id160 id161 id162 id163 id164 id165 id166 id167 id168 id169 id170 id171 id172 id173 id174 id175 id176 id177 id178 id179 id180 id181 id182 id183 id184 id185 id186 id187 id188 id189 id190 id191 id192 id193 id194 id195 id196 id197 id198 id199 id200 id201 id202 id203 id204 id205 id206 id207 id208 id209 id210 id211 id212 id213 id214 id215 id216 id217 id218 id219 id220 id221 id222 id223 id224 id225 id226 id227 id228 id229 id230 id231 id232 id233 id234 id235 id236 id237 id238 id239 id240 id241 id242 id243 id244 id245 id246 id247 id248 id249 id250 id251 id252 id253 id254 id255 id256 id257 id258 id259 id260 id261 id262 id263 id264 id265 id266 id267 id268 id269 id270 id271 id272 id273 id274 id275 id276 id277 id278 id279 id280 id281 id282 id283 id284 id285 id286 id287 id288 id289">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4_3"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4_4"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4_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_2"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_3"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_4"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_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_2"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_3"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_4"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_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_3"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_4"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_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4_2"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8_3"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8_4"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8_1"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7_2"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7_3"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7_4"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7_1"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6_2"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6_3"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6_4"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6_1"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5_2"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5_3"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5_4"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5_1"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6_2"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2_3"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2_4"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2_1"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1_2"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1_3"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1_4"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1_1"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0_2"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0_3"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0_4"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0_1"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9_2"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9_3"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9_4"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9_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2_2"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6_3"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6_4"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6_1"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5_2"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5_3"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5_4"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5_1"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4_2"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4_3"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4_4"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4_1"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3_2"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3_3"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3_4"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3_1"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4_2"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0_3"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0_4"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0_1"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9_2"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9_3"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9_4"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9_1"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8_2"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8_3"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8_4"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8_1"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7_2"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7_3"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7_4"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7_1"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0_2"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4_3" form:control-implementation="ooo:com.sun.star.form.component.TextField" xml:id="control80" form:id="control8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4_4"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4_1" form:control-implementation="ooo:com.sun.star.form.component.TextField" xml:id="control82" form:id="control8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3_2" form:control-implementation="ooo:com.sun.star.form.component.TextField" xml:id="control83" form:id="control8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3_3" form:control-implementation="ooo:com.sun.star.form.component.TextField" xml:id="control84" form:id="control8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3_4" form:control-implementation="ooo:com.sun.star.form.component.TextField" xml:id="control85" form:id="control8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3_1" form:control-implementation="ooo:com.sun.star.form.component.TextField" xml:id="control86" form:id="control8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2_2" form:control-implementation="ooo:com.sun.star.form.component.TextField" xml:id="control87" form:id="control8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2_3" form:control-implementation="ooo:com.sun.star.form.component.TextField" xml:id="control88" form:id="control8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2_4" form:control-implementation="ooo:com.sun.star.form.component.TextField" xml:id="control89" form:id="control8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2_1" form:control-implementation="ooo:com.sun.star.form.component.TextField" xml:id="control90" form:id="control9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1_2" form:control-implementation="ooo:com.sun.star.form.component.TextField" xml:id="control91" form:id="control9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1_3" form:control-implementation="ooo:com.sun.star.form.component.TextField" xml:id="control92" form:id="control9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1_4" form:control-implementation="ooo:com.sun.star.form.component.TextField" xml:id="control93" form:id="control9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1_1" form:control-implementation="ooo:com.sun.star.form.component.TextField" xml:id="control94" form:id="control9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8_3" form:control-implementation="ooo:com.sun.star.form.component.TextField" xml:id="control95" form:id="control9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8_4" form:control-implementation="ooo:com.sun.star.form.component.TextField" xml:id="control96" form:id="control9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8_1" form:control-implementation="ooo:com.sun.star.form.component.TextField" xml:id="control97" form:id="control9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7_2" form:control-implementation="ooo:com.sun.star.form.component.TextField" xml:id="control98" form:id="control9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7_3" form:control-implementation="ooo:com.sun.star.form.component.TextField" xml:id="control99" form:id="control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7_4" form:control-implementation="ooo:com.sun.star.form.component.TextField" xml:id="control100" form:id="control10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7_1" form:control-implementation="ooo:com.sun.star.form.component.TextField" xml:id="control101" form:id="control10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6_2" form:control-implementation="ooo:com.sun.star.form.component.TextField" xml:id="control102" form:id="control10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6_3" form:control-implementation="ooo:com.sun.star.form.component.TextField" xml:id="control103" form:id="control10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6_4" form:control-implementation="ooo:com.sun.star.form.component.TextField" xml:id="control104" form:id="control10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6_1" form:control-implementation="ooo:com.sun.star.form.component.TextField" xml:id="control105" form:id="control10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5_2" form:control-implementation="ooo:com.sun.star.form.component.TextField" xml:id="control106" form:id="control10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5_3" form:control-implementation="ooo:com.sun.star.form.component.TextField" xml:id="control107" form:id="control10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5_4" form:control-implementation="ooo:com.sun.star.form.component.TextField" xml:id="control108" form:id="control10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5_1" form:control-implementation="ooo:com.sun.star.form.component.TextField" xml:id="control109" form:id="control10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8_2" form:control-implementation="ooo:com.sun.star.form.component.TextField" xml:id="control110" form:id="control1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1_2" form:control-implementation="ooo:com.sun.star.form.component.TextField" xml:id="control111" form:id="control1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1_3" form:control-implementation="ooo:com.sun.star.form.component.TextField" xml:id="control112" form:id="control1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1_4" form:control-implementation="ooo:com.sun.star.form.component.TextField" xml:id="control113" form:id="control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1_1" form:control-implementation="ooo:com.sun.star.form.component.TextField" xml:id="control114" form:id="control1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0_2" form:control-implementation="ooo:com.sun.star.form.component.TextField" xml:id="control115" form:id="control1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0_3" form:control-implementation="ooo:com.sun.star.form.component.TextField" xml:id="control116" form:id="control1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0_4" form:control-implementation="ooo:com.sun.star.form.component.TextField" xml:id="control117" form:id="control1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30_1" form:control-implementation="ooo:com.sun.star.form.component.TextField" xml:id="control118" form:id="control1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9_2" form:control-implementation="ooo:com.sun.star.form.component.TextField" xml:id="control119" form:id="control1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9_3" form:control-implementation="ooo:com.sun.star.form.component.TextField" xml:id="control120" form:id="control1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9_4" form:control-implementation="ooo:com.sun.star.form.component.TextField" xml:id="control121" form:id="control1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29_1" form:control-implementation="ooo:com.sun.star.form.component.TextField" xml:id="control122" form:id="control1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Gesamtstundenzahl" form:control-implementation="ooo:com.sun.star.form.component.TextField" xml:id="control123" form:id="control1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Monat" form:control-implementation="ooo:com.sun.star.form.component.TextField" xml:id="control124" form:id="control1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Name" form:control-implementation="ooo:com.sun.star.form.component.TextField" xml:id="control125" form:id="control1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Geburtsdatum" form:control-implementation="ooo:com.sun.star.form.component.TextField" xml:id="control126" form:id="control1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Jahr" form:control-implementation="ooo:com.sun.star.form.component.TextField" xml:id="control127" form:id="control1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Personalnummer" form:control-implementation="ooo:com.sun.star.form.component.TextField" xml:id="control128" form:id="control1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Kostenstelle" form:control-implementation="ooo:com.sun.star.form.component.TextField" xml:id="control129" form:id="control1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orgesetzter" form:control-implementation="ooo:com.sun.star.form.component.TextField" xml:id="control130" form:id="control1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ertragslaufzeit" form:control-implementation="ooo:com.sun.star.form.component.TextField" xml:id="control131" form:id="control1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Struktureinheit" form:control-implementation="ooo:com.sun.star.form.component.TextField" xml:id="control132" form:id="control1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Wochenarbeitszeit" form:control-implementation="ooo:com.sun.star.form.component.TextField" xml:id="control133" form:id="control1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Datum" form:control-implementation="ooo:com.sun.star.form.component.TextField" xml:id="control134" form:id="control1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1_2" form:control-implementation="ooo:com.sun.star.form.component.TextField" xml:id="control135" form:id="control1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8_2" form:control-implementation="ooo:com.sun.star.form.component.TextField" xml:id="control136" form:id="control1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draw:polygon draw:style-name="gr1" draw:text-style-name="P1" xml:id="id1" draw:id="id1" draw:layer="layout" svg:width="7.099cm" svg:height="0.563cm" svg:x="4.274cm" svg:y="1.663cm" svg:viewBox="0 0 7100 564" draw:points="0,564 7100,564 7100,0 0,0">
          <text:p/>
        </draw:polygon>
        <draw:polygon draw:style-name="gr1" draw:text-style-name="P1" xml:id="id2" draw:id="id2" draw:layer="layout" svg:width="2.468cm" svg:height="0.563cm" svg:x="13.193cm" svg:y="1.663cm" svg:viewBox="0 0 2469 564" draw:points="0,564 2469,564 2469,0 0,0">
          <text:p/>
        </draw:polygon>
        <draw:polygon draw:style-name="gr1" draw:text-style-name="P1" xml:id="id3" draw:id="id3" draw:layer="layout" svg:width="2.853cm" svg:height="0.563cm" svg:x="4.274cm" svg:y="2.222cm" svg:viewBox="0 0 2854 564" draw:points="0,564 2854,564 2854,0 0,0">
          <text:p/>
        </draw:polygon>
        <draw:polygon draw:style-name="gr1" draw:text-style-name="P1" xml:id="id4" draw:id="id4" draw:layer="layout" svg:width="2.468cm" svg:height="0.563cm" svg:x="13.193cm" svg:y="2.222cm" svg:viewBox="0 0 2469 564" draw:points="0,564 2469,564 2469,0 0,0">
          <text:p/>
        </draw:polygon>
        <draw:polygon draw:style-name="gr1" draw:text-style-name="P1" xml:id="id5" draw:id="id5" draw:layer="layout" svg:width="2.853cm" svg:height="0.564cm" svg:x="4.274cm" svg:y="2.78cm" svg:viewBox="0 0 2854 565" draw:points="0,565 2854,565 2854,0 0,0">
          <text:p/>
        </draw:polygon>
        <draw:polygon draw:style-name="gr1" draw:text-style-name="P1" xml:id="id6" draw:id="id6" draw:layer="layout" svg:width="4.292cm" svg:height="0.564cm" svg:x="11.369cm" svg:y="2.78cm" svg:viewBox="0 0 4293 565" draw:points="0,565 4293,565 4293,0 0,0">
          <text:p/>
        </draw:polygon>
        <draw:polygon draw:style-name="gr1" draw:text-style-name="P1" xml:id="id7" draw:id="id7" draw:layer="layout" svg:width="7.099cm" svg:height="0.563cm" svg:x="4.274cm" svg:y="3.339cm" svg:viewBox="0 0 7100 564" draw:points="0,564 7100,564 7100,0 0,0">
          <text:p/>
        </draw:polygon>
        <draw:polygon draw:style-name="gr1" draw:text-style-name="P1" xml:id="id8" draw:id="id8" draw:layer="layout" svg:width="2.853cm" svg:height="0.792cm" svg:x="4.274cm" svg:y="3.898cm" svg:viewBox="0 0 2854 793" draw:points="0,793 2854,793 2854,0 0,0">
          <text:p/>
        </draw:polygon>
        <draw:polygon draw:style-name="gr1" draw:text-style-name="P1" xml:id="id9" draw:id="id9" draw:layer="layout" svg:width="2.468cm" svg:height="0.792cm" svg:x="13.193cm" svg:y="3.898cm" svg:viewBox="0 0 2469 793" draw:points="0,793 2469,793 2469,0 0,0">
          <text:p/>
        </draw:polygon>
        <draw:polygon draw:style-name="gr1" draw:text-style-name="P1" xml:id="id10" draw:id="id10" draw:layer="layout" svg:width="7.099cm" svg:height="0.564cm" svg:x="4.274cm" svg:y="4.685cm" svg:viewBox="0 0 7100 565" draw:points="0,565 7100,565 7100,0 0,0">
          <text:p/>
        </draw:polygon>
        <draw:polygon draw:style-name="gr1" draw:text-style-name="P1" xml:id="id11" draw:id="id11" draw:layer="layout" svg:width="5.017cm" svg:height="0.564cm" svg:x="13.193cm" svg:y="4.685cm" svg:viewBox="0 0 5018 565" draw:points="0,565 5018,565 5018,0 0,0">
          <text:p/>
        </draw:polygon>
        <draw:polygon draw:style-name="gr1" draw:text-style-name="P1" xml:id="id12" draw:id="id12" draw:layer="layout" svg:width="13.936cm" svg:height="2.011cm" svg:x="4.274cm" svg:y="5.244cm" svg:viewBox="0 0 13937 2012" draw:points="0,2012 13937,2012 13937,0 0,0">
          <text:p/>
        </draw:polygon>
        <draw:polygon draw:style-name="gr1" draw:text-style-name="P1" xml:id="id13" draw:id="id13" draw:layer="layout" svg:width="1.308cm" svg:height="17.327cm" svg:x="4.274cm" svg:y="7.251cm" svg:viewBox="0 0 1309 17328" draw:points="0,17328 1309,17328 1309,0 0,0">
          <text:p/>
        </draw:polygon>
        <draw:polygon draw:style-name="gr1" draw:text-style-name="P1" xml:id="id14" draw:id="id14" draw:layer="layout" svg:width="4.398cm" svg:height="0.563cm" svg:x="4.274cm" svg:y="24.574cm" svg:viewBox="0 0 4399 564" draw:points="0,564 4399,564 4399,0 0,0">
          <text:p/>
        </draw:polygon>
        <draw:polygon draw:style-name="gr1" draw:text-style-name="P1" xml:id="id15" draw:id="id15" draw:layer="layout" svg:width="6.841cm" svg:height="0.563cm" svg:x="11.369cm" svg:y="24.574cm" svg:viewBox="0 0 6842 564" draw:points="0,564 6842,564 6842,0 0,0">
          <text:p/>
        </draw:polygon>
        <draw:polygon draw:style-name="gr1" draw:text-style-name="P1" xml:id="id16" draw:id="id16" draw:layer="layout" svg:width="13.936cm" svg:height="2.18cm" svg:x="4.274cm" svg:y="26.953cm" svg:viewBox="0 0 13937 2181" draw:points="0,2181 13937,2181 13937,0 0,0">
          <text:p/>
        </draw:polygon>
        <draw:frame draw:style-name="gr2" draw:text-style-name="P3" xml:id="id17" draw:id="id17" draw:layer="layout" svg:width="1.768cm" svg:height="0.243cm" svg:x="18.287cm" svg:y="28.634cm">
          <draw:text-box>
            <text:p text:style-name="P2"><text:span text:style-name="T1"><text:s/></text:span><text:span text:style-name="T2">2.2.1-KM-27-01-2015</text:span></text:p>
          </draw:text-box>
        </draw:frame>
        <draw:frame draw:style-name="gr3" draw:text-style-name="P4" xml:id="id18" draw:id="id18" draw:layer="layout" svg:width="6.991cm" svg:height="0.42cm" svg:x="4.321cm" svg:y="1.253cm">
          <draw:text-box>
            <text:p text:style-name="P2"><text:span text:style-name="T3">Arbeitsz</text:span><text:span text:style-name="T3">eitnach</text:span><text:span text:style-name="T3">weis </text:span><text:span text:style-name="T3">gem. </text:span><text:span text:style-name="T3">Mindest</text:span><text:span text:style-name="T3">lohnges</text:span><text:span text:style-name="T3">etz</text:span></text:p>
          </draw:text-box>
        </draw:frame>
        <draw:frame draw:style-name="gr4" draw:text-style-name="P5" xml:id="id19" draw:id="id19" draw:layer="layout" svg:width="0.887cm" svg:height="0.361cm" svg:x="8.724cm" svg:y="1.874cm">
          <draw:text-box>
            <text:p text:style-name="P2"><text:span text:style-name="T4">Monat:</text:span></text:p>
          </draw:text-box>
        </draw:frame>
        <draw:frame draw:style-name="gr5" draw:text-style-name="P5" xml:id="id20" draw:id="id20" draw:layer="layout" svg:width="0.569cm" svg:height="0.361cm" svg:x="13.249cm" svg:y="1.874cm">
          <draw:text-box>
            <text:p text:style-name="P2"><text:span text:style-name="T4">Ja</text:span><text:span text:style-name="T4">hr</text:span><text:span text:style-name="T4">:</text:span></text:p>
          </draw:text-box>
        </draw:frame>
        <draw:frame draw:style-name="gr6" draw:text-style-name="P5" xml:id="id21" draw:id="id21" draw:layer="layout" svg:width="2.114cm" svg:height="0.361cm" svg:x="4.312cm" svg:y="2.432cm">
          <draw:text-box>
            <text:p text:style-name="P2"><text:span text:style-name="T4">Name, </text:span><text:span text:style-name="T4">Vorname</text:span><text:span text:style-name="T4">:</text:span></text:p>
          </draw:text-box>
        </draw:frame>
        <draw:frame draw:style-name="gr7" draw:text-style-name="P5" xml:id="id22" draw:id="id22" draw:layer="layout" svg:width="2.258cm" svg:height="0.361cm" svg:x="13.249cm" svg:y="2.432cm">
          <draw:text-box>
            <text:p text:style-name="P2"><text:span text:style-name="T4">P</text:span><text:span text:style-name="T4">e</text:span><text:span text:style-name="T4">r</text:span><text:span text:style-name="T4">s</text:span><text:span text:style-name="T4">o</text:span><text:span text:style-name="T4">n</text:span><text:span text:style-name="T4">a</text:span><text:span text:style-name="T4">l</text:span><text:span text:style-name="T4">n</text:span><text:span text:style-name="T4">u</text:span><text:span text:style-name="T4">m</text:span><text:span text:style-name="T4">m</text:span><text:span text:style-name="T4">e</text:span><text:span text:style-name="T4">r</text:span><text:span text:style-name="T4">:</text:span></text:p>
          </draw:text-box>
        </draw:frame>
        <draw:frame draw:style-name="gr8" draw:text-style-name="P5" xml:id="id23" draw:id="id23" draw:layer="layout" svg:width="1.911cm" svg:height="0.361cm" svg:x="4.312cm" svg:y="2.991cm">
          <draw:text-box>
            <text:p text:style-name="P2"><text:span text:style-name="T4">Gebur</text:span><text:span text:style-name="T4">tsdatu</text:span><text:span text:style-name="T4">m:</text:span></text:p>
          </draw:text-box>
        </draw:frame>
        <draw:frame draw:style-name="gr9" draw:text-style-name="P5" xml:id="id24" draw:id="id24" draw:layer="layout" svg:width="1.606cm" svg:height="0.361cm" svg:x="13.249cm" svg:y="2.991cm">
          <draw:text-box>
            <text:p text:style-name="P2"><text:span text:style-name="T4">K</text:span><text:span text:style-name="T4">o</text:span><text:span text:style-name="T4">s</text:span><text:span text:style-name="T4">t</text:span><text:span text:style-name="T4">e</text:span><text:span text:style-name="T4">n</text:span><text:span text:style-name="T4">s</text:span><text:span text:style-name="T4">t</text:span><text:span text:style-name="T4">e</text:span><text:span text:style-name="T4">l</text:span><text:span text:style-name="T4">l</text:span><text:span text:style-name="T4">e</text:span><text:span text:style-name="T4">:</text:span></text:p>
          </draw:text-box>
        </draw:frame>
        <draw:frame draw:style-name="gr10" draw:text-style-name="P5" xml:id="id25" draw:id="id25" draw:layer="layout" svg:width="1.213cm" svg:height="0.361cm" svg:x="4.367cm" svg:y="5.98cm">
          <draw:text-box>
            <text:p text:style-name="P2"><text:span text:style-name="T4">Kalender-</text:span></text:p>
          </draw:text-box>
        </draw:frame>
        <draw:frame draw:style-name="gr11" draw:text-style-name="P5" xml:id="id26" draw:id="id26" draw:layer="layout" svg:width="0.413cm" svg:height="0.361cm" svg:x="4.74cm" svg:y="6.331cm">
          <draw:text-box>
            <text:p text:style-name="P2"><text:span text:style-name="T4">tag</text:span></text:p>
          </draw:text-box>
        </draw:frame>
        <draw:frame draw:style-name="gr10" draw:text-style-name="P5" xml:id="id27" draw:id="id27" draw:layer="layout" svg:width="1.213cm" svg:height="0.361cm" svg:x="5.73cm" svg:y="6.356cm">
          <draw:text-box>
            <text:p text:style-name="P2"><text:span text:style-name="T4">Kommen </text:span></text:p>
          </draw:text-box>
        </draw:frame>
        <draw:frame draw:style-name="gr12" draw:text-style-name="P3" xml:id="id28" draw:id="id28" draw:layer="layout" svg:width="0.177cm" svg:height="0.243cm" svg:x="6.886cm" svg:y="6.32cm">
          <draw:text-box>
            <text:p text:style-name="P2"><text:span text:style-name="T1">1 </text:span></text:p>
          </draw:text-box>
        </draw:frame>
        <draw:frame draw:style-name="gr13" draw:text-style-name="P5" xml:id="id29" draw:id="id29" draw:layer="layout" svg:width="0.899cm" svg:height="0.361cm" svg:x="7.424cm" svg:y="6.357cm">
          <draw:text-box>
            <text:p text:style-name="P2"><text:span text:style-name="T4">G</text:span><text:span text:style-name="T4">e</text:span><text:span text:style-name="T4">h</text:span><text:span text:style-name="T4">e</text:span><text:span text:style-name="T4">n</text:span><text:span text:style-name="T4"> </text:span></text:p>
          </draw:text-box>
        </draw:frame>
        <draw:frame draw:style-name="gr12" draw:text-style-name="P3" xml:id="id30" draw:id="id30" draw:layer="layout" svg:width="0.177cm" svg:height="0.243cm" svg:x="8.283cm" svg:y="6.32cm">
          <draw:text-box>
            <text:p text:style-name="P2"><text:span text:style-name="T1">2</text:span></text:p>
          </draw:text-box>
        </draw:frame>
        <draw:frame draw:style-name="gr14" draw:text-style-name="P5" xml:id="id31" draw:id="id31" draw:layer="layout" svg:width="1.407cm" svg:height="0.361cm" svg:x="9.392cm" svg:y="5.603cm">
          <draw:text-box>
            <text:p text:style-name="P2"><text:span text:style-name="T4">t</text:span><text:span text:style-name="T4">a</text:span><text:span text:style-name="T4">ts</text:span><text:span text:style-name="T4">ä</text:span><text:span text:style-name="T4">c</text:span><text:span text:style-name="T4">hl</text:span><text:span text:style-name="T4">ic</text:span><text:span text:style-name="T4">h </text:span></text:p>
          </draw:text-box>
        </draw:frame>
        <draw:frame draw:style-name="gr15" draw:text-style-name="P5" xml:id="id32" draw:id="id32" draw:layer="layout" svg:width="1.369cm" svg:height="0.361cm" svg:x="9.439cm" svg:y="5.954cm">
          <draw:text-box>
            <text:p text:style-name="P2"><text:span text:style-name="T4">ge</text:span><text:span text:style-name="T4">lei</text:span><text:span text:style-name="T4">st</text:span><text:span text:style-name="T4">et</text:span><text:span text:style-name="T4">e <text:s/></text:span></text:p>
          </draw:text-box>
        </draw:frame>
        <draw:frame draw:style-name="gr16" draw:text-style-name="P5" xml:id="id33" draw:id="id33" draw:layer="layout" svg:width="1.996cm" svg:height="0.361cm" svg:x="9.122cm" svg:y="6.306cm">
          <draw:text-box>
            <text:p text:style-name="P2"><text:span text:style-name="T4">Ar</text:span><text:span text:style-name="T4">be</text:span><text:span text:style-name="T4">its</text:span><text:span text:style-name="T4">st</text:span><text:span text:style-name="T4">un</text:span><text:span text:style-name="T4">de</text:span><text:span text:style-name="T4">n </text:span></text:p>
          </draw:text-box>
        </draw:frame>
        <draw:frame draw:style-name="gr17" draw:text-style-name="P5" xml:id="id34" draw:id="id34" draw:layer="layout" svg:width="1.035cm" svg:height="0.361cm" svg:x="9.494cm" svg:y="6.708cm">
          <draw:text-box>
            <text:p text:style-name="P2"><text:span text:style-name="T4">pr</text:span><text:span text:style-name="T4">o </text:span><text:span text:style-name="T4">Ta</text:span><text:span text:style-name="T4">g </text:span></text:p>
          </draw:text-box>
        </draw:frame>
        <draw:frame draw:style-name="gr12" draw:text-style-name="P3" xml:id="id35" draw:id="id35" draw:layer="layout" svg:width="0.177cm" svg:height="0.243cm" svg:x="10.463cm" svg:y="6.672cm">
          <draw:text-box>
            <text:p text:style-name="P2"><text:span text:style-name="T1">3</text:span></text:p>
          </draw:text-box>
        </draw:frame>
        <draw:frame draw:style-name="gr18" draw:text-style-name="P5" xml:id="id36" draw:id="id36" draw:layer="layout" svg:width="0.266cm" svg:height="0.361cm" svg:x="4.312cm" svg:y="7.462cm">
          <draw:text-box>
            <text:p text:style-name="P2"><text:span text:style-name="T4">1.</text:span></text:p>
          </draw:text-box>
        </draw:frame>
        <draw:frame draw:style-name="gr18" draw:text-style-name="P5" xml:id="id37" draw:id="id37" draw:layer="layout" svg:width="0.266cm" svg:height="0.361cm" svg:x="4.312cm" svg:y="8.02cm">
          <draw:text-box>
            <text:p text:style-name="P2"><text:span text:style-name="T4">2.</text:span></text:p>
          </draw:text-box>
        </draw:frame>
        <draw:frame draw:style-name="gr18" draw:text-style-name="P5" xml:id="id38" draw:id="id38" draw:layer="layout" svg:width="0.266cm" svg:height="0.361cm" svg:x="4.312cm" svg:y="8.579cm">
          <draw:text-box>
            <text:p text:style-name="P2"><text:span text:style-name="T4">3.</text:span></text:p>
          </draw:text-box>
        </draw:frame>
        <draw:frame draw:style-name="gr18" draw:text-style-name="P5" xml:id="id39" draw:id="id39" draw:layer="layout" svg:width="0.266cm" svg:height="0.361cm" svg:x="4.312cm" svg:y="9.138cm">
          <draw:text-box>
            <text:p text:style-name="P2"><text:span text:style-name="T4">4.</text:span></text:p>
          </draw:text-box>
        </draw:frame>
        <draw:frame draw:style-name="gr18" draw:text-style-name="P5" xml:id="id40" draw:id="id40" draw:layer="layout" svg:width="0.266cm" svg:height="0.361cm" svg:x="4.312cm" svg:y="9.697cm">
          <draw:text-box>
            <text:p text:style-name="P2"><text:span text:style-name="T4">5.</text:span></text:p>
          </draw:text-box>
        </draw:frame>
        <draw:frame draw:style-name="gr18" draw:text-style-name="P5" xml:id="id41" draw:id="id41" draw:layer="layout" svg:width="0.266cm" svg:height="0.361cm" svg:x="4.312cm" svg:y="10.255cm">
          <draw:text-box>
            <text:p text:style-name="P2"><text:span text:style-name="T4">6.</text:span></text:p>
          </draw:text-box>
        </draw:frame>
        <draw:frame draw:style-name="gr18" draw:text-style-name="P5" xml:id="id42" draw:id="id42" draw:layer="layout" svg:width="0.266cm" svg:height="0.361cm" svg:x="4.312cm" svg:y="10.814cm">
          <draw:text-box>
            <text:p text:style-name="P2"><text:span text:style-name="T4">7.</text:span></text:p>
          </draw:text-box>
        </draw:frame>
        <draw:frame draw:style-name="gr18" draw:text-style-name="P5" xml:id="id43" draw:id="id43" draw:layer="layout" svg:width="0.266cm" svg:height="0.361cm" svg:x="4.312cm" svg:y="11.373cm">
          <draw:text-box>
            <text:p text:style-name="P2"><text:span text:style-name="T4">8.</text:span></text:p>
          </draw:text-box>
        </draw:frame>
        <draw:frame draw:style-name="gr18" draw:text-style-name="P5" xml:id="id44" draw:id="id44" draw:layer="layout" svg:width="0.266cm" svg:height="0.361cm" svg:x="4.312cm" svg:y="11.931cm">
          <draw:text-box>
            <text:p text:style-name="P2"><text:span text:style-name="T4">9.</text:span></text:p>
          </draw:text-box>
        </draw:frame>
        <draw:frame draw:style-name="gr19" draw:text-style-name="P5" xml:id="id45" draw:id="id45" draw:layer="layout" svg:width="0.379cm" svg:height="0.361cm" svg:x="4.312cm" svg:y="12.473cm">
          <draw:text-box>
            <text:p text:style-name="P2"><text:span text:style-name="T4">10.</text:span></text:p>
          </draw:text-box>
        </draw:frame>
        <draw:frame draw:style-name="gr19" draw:text-style-name="P5" xml:id="id46" draw:id="id46" draw:layer="layout" svg:width="0.379cm" svg:height="0.361cm" svg:x="4.312cm" svg:y="13.032cm">
          <draw:text-box>
            <text:p text:style-name="P2"><text:span text:style-name="T4">11.</text:span></text:p>
          </draw:text-box>
        </draw:frame>
        <draw:frame draw:style-name="gr19" draw:text-style-name="P5" xml:id="id47" draw:id="id47" draw:layer="layout" svg:width="0.379cm" svg:height="0.361cm" svg:x="4.312cm" svg:y="13.591cm">
          <draw:text-box>
            <text:p text:style-name="P2"><text:span text:style-name="T4">12.</text:span></text:p>
          </draw:text-box>
        </draw:frame>
        <draw:frame draw:style-name="gr19" draw:text-style-name="P5" xml:id="id48" draw:id="id48" draw:layer="layout" svg:width="0.379cm" svg:height="0.361cm" svg:x="4.312cm" svg:y="14.15cm">
          <draw:text-box>
            <text:p text:style-name="P2"><text:span text:style-name="T4">13.</text:span></text:p>
          </draw:text-box>
        </draw:frame>
        <draw:frame draw:style-name="gr19" draw:text-style-name="P5" xml:id="id49" draw:id="id49" draw:layer="layout" svg:width="0.379cm" svg:height="0.361cm" svg:x="4.312cm" svg:y="14.708cm">
          <draw:text-box>
            <text:p text:style-name="P2"><text:span text:style-name="T4">14.</text:span></text:p>
          </draw:text-box>
        </draw:frame>
        <draw:frame draw:style-name="gr19" draw:text-style-name="P5" xml:id="id50" draw:id="id50" draw:layer="layout" svg:width="0.379cm" svg:height="0.361cm" svg:x="4.312cm" svg:y="15.267cm">
          <draw:text-box>
            <text:p text:style-name="P2"><text:span text:style-name="T4">15.</text:span></text:p>
          </draw:text-box>
        </draw:frame>
        <draw:frame draw:style-name="gr19" draw:text-style-name="P5" xml:id="id51" draw:id="id51" draw:layer="layout" svg:width="0.379cm" svg:height="0.361cm" svg:x="4.312cm" svg:y="15.826cm">
          <draw:text-box>
            <text:p text:style-name="P2"><text:span text:style-name="T4">16.</text:span></text:p>
          </draw:text-box>
        </draw:frame>
        <draw:frame draw:style-name="gr19" draw:text-style-name="P5" xml:id="id52" draw:id="id52" draw:layer="layout" svg:width="0.379cm" svg:height="0.361cm" svg:x="4.312cm" svg:y="16.385cm">
          <draw:text-box>
            <text:p text:style-name="P2"><text:span text:style-name="T4">17.</text:span></text:p>
          </draw:text-box>
        </draw:frame>
        <draw:frame draw:style-name="gr19" draw:text-style-name="P5" xml:id="id53" draw:id="id53" draw:layer="layout" svg:width="0.379cm" svg:height="0.361cm" svg:x="4.312cm" svg:y="16.943cm">
          <draw:text-box>
            <text:p text:style-name="P2"><text:span text:style-name="T4">18.</text:span></text:p>
          </draw:text-box>
        </draw:frame>
        <draw:frame draw:style-name="gr19" draw:text-style-name="P5" xml:id="id54" draw:id="id54" draw:layer="layout" svg:width="0.379cm" svg:height="0.361cm" svg:x="4.312cm" svg:y="17.502cm">
          <draw:text-box>
            <text:p text:style-name="P2"><text:span text:style-name="T4">19.</text:span></text:p>
          </draw:text-box>
        </draw:frame>
        <draw:frame draw:style-name="gr19" draw:text-style-name="P5" xml:id="id55" draw:id="id55" draw:layer="layout" svg:width="0.379cm" svg:height="0.361cm" svg:x="4.312cm" svg:y="18.061cm">
          <draw:text-box>
            <text:p text:style-name="P2"><text:span text:style-name="T4">20.</text:span></text:p>
          </draw:text-box>
        </draw:frame>
        <draw:frame draw:style-name="gr19" draw:text-style-name="P5" xml:id="id56" draw:id="id56" draw:layer="layout" svg:width="0.379cm" svg:height="0.361cm" svg:x="4.312cm" svg:y="18.62cm">
          <draw:text-box>
            <text:p text:style-name="P2"><text:span text:style-name="T4">21.</text:span></text:p>
          </draw:text-box>
        </draw:frame>
        <draw:frame draw:style-name="gr19" draw:text-style-name="P5" xml:id="id57" draw:id="id57" draw:layer="layout" svg:width="0.379cm" svg:height="0.361cm" svg:x="4.312cm" svg:y="19.178cm">
          <draw:text-box>
            <text:p text:style-name="P2"><text:span text:style-name="T4">22.</text:span></text:p>
          </draw:text-box>
        </draw:frame>
        <draw:frame draw:style-name="gr19" draw:text-style-name="P5" xml:id="id58" draw:id="id58" draw:layer="layout" svg:width="0.379cm" svg:height="0.361cm" svg:x="4.312cm" svg:y="19.737cm">
          <draw:text-box>
            <text:p text:style-name="P2"><text:span text:style-name="T4">23.</text:span></text:p>
          </draw:text-box>
        </draw:frame>
        <draw:frame draw:style-name="gr19" draw:text-style-name="P5" xml:id="id59" draw:id="id59" draw:layer="layout" svg:width="0.379cm" svg:height="0.361cm" svg:x="4.312cm" svg:y="20.296cm">
          <draw:text-box>
            <text:p text:style-name="P2"><text:span text:style-name="T4">24.</text:span></text:p>
          </draw:text-box>
        </draw:frame>
        <draw:frame draw:style-name="gr19" draw:text-style-name="P5" xml:id="id60" draw:id="id60" draw:layer="layout" svg:width="0.379cm" svg:height="0.361cm" svg:x="4.312cm" svg:y="20.854cm">
          <draw:text-box>
            <text:p text:style-name="P2"><text:span text:style-name="T4">25.</text:span></text:p>
          </draw:text-box>
        </draw:frame>
        <draw:frame draw:style-name="gr19" draw:text-style-name="P5" xml:id="id61" draw:id="id61" draw:layer="layout" svg:width="0.379cm" svg:height="0.361cm" svg:x="4.312cm" svg:y="21.413cm">
          <draw:text-box>
            <text:p text:style-name="P2"><text:span text:style-name="T4">26.</text:span></text:p>
          </draw:text-box>
        </draw:frame>
        <draw:frame draw:style-name="gr19" draw:text-style-name="P5" xml:id="id62" draw:id="id62" draw:layer="layout" svg:width="0.379cm" svg:height="0.361cm" svg:x="4.312cm" svg:y="21.972cm">
          <draw:text-box>
            <text:p text:style-name="P2"><text:span text:style-name="T4">27.</text:span></text:p>
          </draw:text-box>
        </draw:frame>
        <draw:frame draw:style-name="gr19" draw:text-style-name="P5" xml:id="id63" draw:id="id63" draw:layer="layout" svg:width="0.379cm" svg:height="0.361cm" svg:x="4.312cm" svg:y="22.531cm">
          <draw:text-box>
            <text:p text:style-name="P2"><text:span text:style-name="T4">28.</text:span></text:p>
          </draw:text-box>
        </draw:frame>
        <draw:frame draw:style-name="gr19" draw:text-style-name="P5" xml:id="id64" draw:id="id64" draw:layer="layout" svg:width="0.379cm" svg:height="0.361cm" svg:x="4.312cm" svg:y="23.089cm">
          <draw:text-box>
            <text:p text:style-name="P2"><text:span text:style-name="T4">29.</text:span></text:p>
          </draw:text-box>
        </draw:frame>
        <draw:frame draw:style-name="gr19" draw:text-style-name="P5" xml:id="id65" draw:id="id65" draw:layer="layout" svg:width="0.379cm" svg:height="0.361cm" svg:x="4.312cm" svg:y="23.648cm">
          <draw:text-box>
            <text:p text:style-name="P2"><text:span text:style-name="T4">30.</text:span></text:p>
          </draw:text-box>
        </draw:frame>
        <draw:frame draw:style-name="gr19" draw:text-style-name="P5" xml:id="id66" draw:id="id66" draw:layer="layout" svg:width="0.379cm" svg:height="0.361cm" svg:x="4.312cm" svg:y="24.207cm">
          <draw:text-box>
            <text:p text:style-name="P2"><text:span text:style-name="T4">31.</text:span></text:p>
          </draw:text-box>
        </draw:frame>
        <draw:frame draw:style-name="gr20" draw:text-style-name="P5" xml:id="id67" draw:id="id67" draw:layer="layout" svg:width="6.504cm" svg:height="0.361cm" svg:x="11.424cm" svg:y="26.236cm">
          <draw:text-box>
            <text:p text:style-name="P2"><text:span text:style-name="T4">Datum, Unterschrift Betreuer/in bzw. Vorgesetzte/r </text:span></text:p>
          </draw:text-box>
        </draw:frame>
        <draw:frame draw:style-name="gr21" draw:text-style-name="P6" xml:id="id68" draw:id="id68" draw:layer="layout" svg:width="0.118cm" svg:height="0.162cm" svg:x="4.3cm" svg:y="26.924cm">
          <draw:text-box>
            <text:p text:style-name="P2"><text:span text:style-name="T5">1</text:span></text:p>
          </draw:text-box>
        </draw:frame>
        <draw:frame draw:style-name="gr22" draw:text-style-name="P3" xml:id="id69" draw:id="id69" draw:layer="layout" svg:width="3.55cm" svg:height="0.243cm" svg:x="4.367cm" svg:y="26.95cm">
          <draw:text-box>
            <text:p text:style-name="P2"><text:span text:style-name="T1"><text:s/></text:span><text:span text:style-name="T1">erstes Erscheinen am Arbeitsplatz am Tag</text:span></text:p>
          </draw:text-box>
        </draw:frame>
        <draw:frame draw:style-name="gr21" draw:text-style-name="P6" xml:id="id70" draw:id="id70" draw:layer="layout" svg:width="0.118cm" svg:height="0.162cm" svg:x="4.3cm" svg:y="27.517cm">
          <draw:text-box>
            <text:p text:style-name="P2"><text:span text:style-name="T5">3</text:span></text:p>
          </draw:text-box>
        </draw:frame>
        <draw:frame draw:style-name="gr23" draw:text-style-name="P3" xml:id="id71" draw:id="id71" draw:layer="layout" svg:width="12.402cm" svg:height="0.243cm" svg:x="4.367cm" svg:y="27.542cm">
          <draw:text-box>
            <text:p text:style-name="P2"><text:span text:style-name="T1"><text:s/></text:span><text:span text:style-name="T1">Bei U, K, M, F ist hier die jew. durchschn. wöchentl. Arbeitszeit pro Wochenarbeitstag einzutragen. Diese Tage müssen nicht nachgearbeitet werden!</text:span></text:p>
          </draw:text-box>
        </draw:frame>
        <draw:frame draw:style-name="gr24" draw:text-style-name="P3" xml:id="id72" draw:id="id72" draw:layer="layout" svg:width="12.419cm" svg:height="0.243cm" svg:x="4.3cm" svg:y="27.894cm">
          <draw:text-box>
            <text:p text:style-name="P2"><text:span text:style-name="T1"><text:s text:c="3"/></text:span><text:span text:style-name="T1">Die Mindestpausenzeiten von 30 min. nach 6 Arbeitsstunden/ 45 min. bei mehr als 9 Arbeitsstunden/ Tag (§ 4 ArbZeitG) gelten nicht als Arbeitszeit.</text:span></text:p>
          </draw:text-box>
        </draw:frame>
        <draw:frame draw:style-name="gr25" draw:text-style-name="P3" xml:id="id73" draw:id="id73" draw:layer="layout" svg:width="7.737cm" svg:height="0.243cm" svg:x="4.3cm" svg:y="28.215cm">
          <draw:text-box>
            <text:p text:style-name="P2"><text:span text:style-name="T1"><text:s text:c="3"/></text:span><text:span text:style-name="T1">Die vertraglich vereinbarte Wochenarbeitszeit darf nicht unter- oder überschritten werden!</text:span></text:p>
          </draw:text-box>
        </draw:frame>
        <draw:frame draw:style-name="gr26" draw:text-style-name="P3" xml:id="id74" draw:id="id74" draw:layer="layout" svg:width="12.863cm" svg:height="0.243cm" svg:x="4.3cm" svg:y="28.537cm">
          <draw:text-box>
            <text:p text:style-name="P2"><text:span text:style-name="T1"><text:s text:c="3"/></text:span><text:span text:style-name="T1">Berechnungsbeispiel: Kommen: 8:00 Uhr, Gehen: 16:00 Uhr, tats. Tätigkeit: 10:00 - 12:00 Uhr u. 13:00 - 14:00 Uhr =&gt; einzutragen bei tats. Arbeitszeit: <text:s/>3 h</text:span></text:p>
          </draw:text-box>
        </draw:frame>
        <draw:frame draw:style-name="gr21" draw:text-style-name="P6" xml:id="id75" draw:id="id75" draw:layer="layout" svg:width="0.118cm" svg:height="0.162cm" svg:x="4.3cm" svg:y="28.804cm">
          <draw:text-box>
            <text:p text:style-name="P2"><text:span text:style-name="T5">4</text:span></text:p>
          </draw:text-box>
        </draw:frame>
        <draw:frame draw:style-name="gr27" draw:text-style-name="P3" xml:id="id76" draw:id="id76" draw:layer="layout" svg:width="8.702cm" svg:height="0.243cm" svg:x="4.367cm" svg:y="28.829cm">
          <draw:text-box>
            <text:p text:style-name="P2"><text:span text:style-name="T1"><text:s/></text:span><text:span text:style-name="T1">bei Urlaub (U), Krankheit (K), Mutterschutz (M), Feiertag (F) ist hier der jeweilige Buchstabe einzutragen </text:span></text:p>
          </draw:text-box>
        </draw:frame>
        <draw:frame draw:style-name="gr12" draw:text-style-name="P3" xml:id="id77" draw:id="id77" draw:layer="layout" svg:width="0.177cm" svg:height="0.243cm" svg:x="15.7cm" svg:y="28.859cm">
          <draw:text-box>
            <text:p text:style-name="P2"><text:span text:style-name="T1"><text:s/></text:span></text:p>
          </draw:text-box>
        </draw:frame>
        <draw:frame draw:style-name="gr21" draw:text-style-name="P6" xml:id="id78" draw:id="id78" draw:layer="layout" svg:width="0.118cm" svg:height="0.162cm" svg:x="4.3cm" svg:y="27.25cm">
          <draw:text-box>
            <text:p text:style-name="P2"><text:span text:style-name="T5">2</text:span></text:p>
          </draw:text-box>
        </draw:frame>
        <draw:frame draw:style-name="gr28" draw:text-style-name="P3" xml:id="id79" draw:id="id79" draw:layer="layout" svg:width="4.143cm" svg:height="0.243cm" svg:x="4.367cm" svg:y="27.275cm">
          <draw:text-box>
            <text:p text:style-name="P2"><text:span text:style-name="T1"><text:s/></text:span><text:span text:style-name="T1">endgültiges Verlassen des Arbeitsplatzes am Tag</text:span></text:p>
          </draw:text-box>
        </draw:frame>
        <draw:frame draw:style-name="gr29" draw:text-style-name="P5" xml:id="id80" draw:id="id80" draw:layer="layout" svg:width="1.865cm" svg:height="0.361cm" svg:x="13.867cm" svg:y="5.963cm">
          <draw:text-box>
            <text:p text:style-name="P2"><text:span text:style-name="T4">B</text:span><text:span text:style-name="T4">e</text:span><text:span text:style-name="T4">m</text:span><text:span text:style-name="T4">er</text:span><text:span text:style-name="T4">ku</text:span><text:span text:style-name="T4">ng</text:span><text:span text:style-name="T4">en </text:span></text:p>
          </draw:text-box>
        </draw:frame>
        <draw:frame draw:style-name="gr12" draw:text-style-name="P3" xml:id="id81" draw:id="id81" draw:layer="layout" svg:width="0.177cm" svg:height="0.243cm" svg:x="15.62cm" svg:y="5.927cm">
          <draw:text-box>
            <text:p text:style-name="P2"><text:span text:style-name="T1">4</text:span></text:p>
          </draw:text-box>
        </draw:frame>
        <draw:frame draw:style-name="gr30" draw:text-style-name="P5" xml:id="id82" draw:id="id82" draw:layer="layout" svg:width="5.852cm" svg:height="0.361cm" svg:x="4.312cm" svg:y="3.542cm">
          <draw:text-box>
            <text:p text:style-name="P2"><text:span text:style-name="T4">unmittelbare/r Vorgesetzte/r bzw. Betreuer/in:</text:span></text:p>
          </draw:text-box>
        </draw:frame>
        <draw:frame draw:style-name="gr31" draw:text-style-name="P5" xml:id="id83" draw:id="id83" draw:layer="layout" svg:width="1.979cm" svg:height="0.361cm" svg:x="4.312cm" svg:y="4.329cm">
          <draw:text-box>
            <text:p text:style-name="P2"><text:span text:style-name="T4">Struktureinheit:</text:span></text:p>
          </draw:text-box>
        </draw:frame>
        <draw:frame draw:style-name="gr32" draw:text-style-name="P5" xml:id="id84" draw:id="id84" draw:layer="layout" svg:width="3.998cm" svg:height="0.361cm" svg:x="4.312cm" svg:y="4.888cm">
          <draw:text-box>
            <text:p text:style-name="P2"><text:span text:style-name="T4">vereinbarte Wochenarbeitszeit: </text:span></text:p>
          </draw:text-box>
        </draw:frame>
        <draw:frame draw:style-name="gr33" draw:text-style-name="P5" xml:id="id85" draw:id="id85" draw:layer="layout" svg:width="2.064cm" svg:height="0.361cm" svg:x="13.249cm" svg:y="4.329cm">
          <draw:text-box>
            <text:p text:style-name="P2"><text:span text:style-name="T4">Vertragslaufzeit:</text:span></text:p>
          </draw:text-box>
        </draw:frame>
        <draw:frame draw:style-name="gr34" draw:text-style-name="P4" xml:id="id86" draw:id="id86" draw:layer="layout" svg:width="3.753cm" svg:height="0.42cm" svg:x="13.905cm" svg:y="1.253cm">
          <draw:text-box>
            <text:p text:style-name="P2"><text:span text:style-name="T6">Anlage zum RS D2/1/2015</text:span></text:p>
          </draw:text-box>
        </draw:frame>
        <draw:frame draw:style-name="gr35" draw:text-style-name="P5" xml:id="id87" draw:id="id87" draw:layer="layout" svg:width="4.345cm" svg:height="0.361cm" svg:x="4.312cm" svg:y="26.236cm">
          <draw:text-box>
            <text:p text:style-name="P2"><text:span text:style-name="T4">Datum, Unterschrift Beschäftigte/r</text:span></text:p>
          </draw:text-box>
        </draw:frame>
        <draw:polygon draw:style-name="gr36" draw:text-style-name="P7" xml:id="id88" draw:id="id88" draw:layer="layout" svg:width="6.07cm" svg:height="0.021cm" svg:x="7.136cm" svg:y="2.213cm" svg:viewBox="0 0 6071 22" draw:points="0,22 6071,22 6071,0 0,0">
          <text:p/>
        </draw:polygon>
        <draw:polygon draw:style-name="gr36" draw:text-style-name="P7" xml:id="id89" draw:id="id89" draw:layer="layout" svg:width="0.022cm" svg:height="0.558cm" svg:x="11.36cm" svg:y="1.676cm" svg:viewBox="0 0 23 559" draw:points="0,559 23,559 23,0 0,0">
          <text:p/>
        </draw:polygon>
        <draw:polygon draw:style-name="gr36" draw:text-style-name="P7" xml:id="id90" draw:id="id90" draw:layer="layout" svg:width="6.07cm" svg:height="0.021cm" svg:x="7.136cm" svg:y="2.772cm" svg:viewBox="0 0 6071 22" draw:points="0,22 6071,22 6071,0 0,0">
          <text:p/>
        </draw:polygon>
        <draw:polygon draw:style-name="gr36" draw:text-style-name="P7" xml:id="id91" draw:id="id91" draw:layer="layout" svg:width="0.022cm" svg:height="1.139cm" svg:x="7.114cm" svg:y="2.213cm" svg:viewBox="0 0 23 1140" draw:points="0,1140 23,1140 23,0 0,0">
          <text:p/>
        </draw:polygon>
        <draw:polygon draw:style-name="gr36" draw:text-style-name="P7" xml:id="id92" draw:id="id92" draw:layer="layout" svg:width="0.021cm" svg:height="1.117cm" svg:x="13.185cm" svg:y="1.676cm" svg:viewBox="0 0 22 1118" draw:points="0,1118 22,1118 22,0 0,0">
          <text:p/>
        </draw:polygon>
        <draw:polygon draw:style-name="gr36" draw:text-style-name="P7" xml:id="id93" draw:id="id93" draw:layer="layout" svg:width="0.021cm" svg:height="1.676cm" svg:x="15.649cm" svg:y="1.676cm" svg:viewBox="0 0 22 1677" draw:points="0,1677 22,1677 22,0 0,0">
          <text:p/>
        </draw:polygon>
        <draw:polygon draw:style-name="gr36" draw:text-style-name="P7" xml:id="id94" draw:id="id94" draw:layer="layout" svg:width="0.022cm" svg:height="1.118cm" svg:x="11.36cm" svg:y="2.793cm" svg:viewBox="0 0 23 1119" draw:points="0,1119 23,1119 23,0 0,0">
          <text:p/>
        </draw:polygon>
        <draw:polygon draw:style-name="gr36" draw:text-style-name="P7" xml:id="id95" draw:id="id95" draw:layer="layout" svg:width="6.07cm" svg:height="0.021cm" svg:x="7.136cm" svg:y="4.677cm" svg:viewBox="0 0 6071 22" draw:points="0,22 6071,22 6071,0 0,0">
          <text:p/>
        </draw:polygon>
        <draw:polygon draw:style-name="gr36" draw:text-style-name="P7" xml:id="id96" draw:id="id96" draw:layer="layout" svg:width="0.022cm" svg:height="3.603cm" svg:x="4.248cm" svg:y="1.654cm" svg:viewBox="0 0 23 3604" draw:points="0,3604 23,3604 23,0 0,0">
          <text:p/>
        </draw:polygon>
        <draw:polygon draw:style-name="gr36" draw:text-style-name="P7" xml:id="id97" draw:id="id97" draw:layer="layout" svg:width="0.022cm" svg:height="0.808cm" svg:x="7.114cm" svg:y="3.89cm" svg:viewBox="0 0 23 809" draw:points="0,809 23,809 23,0 0,0">
          <text:p/>
        </draw:polygon>
        <draw:polygon draw:style-name="gr36" draw:text-style-name="P7" xml:id="id98" draw:id="id98" draw:layer="layout" svg:width="0.022cm" svg:height="0.559cm" svg:x="11.36cm" svg:y="4.698cm" svg:viewBox="0 0 23 560" draw:points="0,560 23,560 23,0 0,0">
          <text:p/>
        </draw:polygon>
        <draw:polygon draw:style-name="gr36" draw:text-style-name="P7" xml:id="id99" draw:id="id99" draw:layer="layout" svg:width="0.021cm" svg:height="3.581cm" svg:x="18.197cm" svg:y="1.676cm" svg:viewBox="0 0 22 3582" draw:points="0,3582 22,3582 22,0 0,0">
          <text:p/>
        </draw:polygon>
        <draw:polygon draw:style-name="gr36" draw:text-style-name="P7" xml:id="id100" draw:id="id100" draw:layer="layout" svg:width="0.022cm" svg:height="19.668cm" svg:x="11.36cm" svg:y="5.443cm" svg:viewBox="0 0 23 19669" draw:points="0,19669 23,19669 23,0 0,0">
          <text:p/>
        </draw:polygon>
        <draw:polygon draw:style-name="gr36" draw:text-style-name="P7" xml:id="id101" draw:id="id101" draw:layer="layout" svg:width="0.042cm" svg:height="19.753cm" svg:x="4.236cm" svg:y="5.401cm" svg:viewBox="0 0 43 19754" draw:points="0,19754 43,19754 43,0 0,0">
          <text:p/>
        </draw:polygon>
        <draw:polygon draw:style-name="gr36" draw:text-style-name="P7" xml:id="id102" draw:id="id102" draw:layer="layout" svg:width="0.022cm" svg:height="0.572cm" svg:x="11.36cm" svg:y="25.691cm" svg:viewBox="0 0 23 573" draw:points="0,573 23,573 23,0 0,0">
          <text:p/>
        </draw:polygon>
        <draw:polygon draw:style-name="gr36" draw:text-style-name="P7" xml:id="id103" draw:id="id103" draw:layer="layout" svg:width="0.021cm" svg:height="1.346cm" svg:x="13.185cm" svg:y="3.911cm" svg:viewBox="0 0 22 1347" draw:points="0,1347 22,1347 22,0 0,0">
          <text:p/>
        </draw:polygon>
        <draw:polygon draw:style-name="gr36" draw:text-style-name="P7" xml:id="id104" draw:id="id104" draw:layer="layout" svg:width="0.021cm" svg:height="0.787cm" svg:x="15.649cm" svg:y="3.911cm" svg:viewBox="0 0 22 788" draw:points="0,788 22,788 22,0 0,0">
          <text:p/>
        </draw:polygon>
        <draw:polygon draw:style-name="gr36" draw:text-style-name="P7" xml:id="id105" draw:id="id105" draw:layer="layout" svg:width="0.042cm" svg:height="19.711cm" svg:x="18.185cm" svg:y="5.443cm" svg:viewBox="0 0 43 19712" draw:points="0,19712 43,19712 43,0 0,0">
          <text:p/>
        </draw:polygon>
        <draw:polygon draw:style-name="gr36" draw:text-style-name="P7" xml:id="id106" draw:id="id106" draw:layer="layout" svg:width="0.022cm" svg:height="19.143cm" svg:x="7.114cm" svg:y="5.443cm" svg:viewBox="0 0 23 19144" draw:points="0,19144 23,19144 23,0 0,0">
          <text:p/>
        </draw:polygon>
        <draw:polygon draw:style-name="gr36" draw:text-style-name="P7" xml:id="id107" draw:id="id107" draw:layer="layout" svg:width="0.021cm" svg:height="19.143cm" svg:x="5.569cm" svg:y="5.443cm" svg:viewBox="0 0 22 19144" draw:points="0,19144 22,19144 22,0 0,0">
          <text:p/>
        </draw:polygon>
        <draw:polygon draw:style-name="gr36" draw:text-style-name="P7" xml:id="id108" draw:id="id108" draw:layer="layout" svg:width="0.021cm" svg:height="19.668cm" svg:x="8.66cm" svg:y="5.443cm" svg:viewBox="0 0 22 19669" draw:points="0,19669 22,19669 22,0 0,0">
          <text:p/>
        </draw:polygon>
        <draw:polygon draw:style-name="gr36" draw:text-style-name="P7" xml:id="id109" draw:id="id109" draw:layer="layout" svg:width="13.948cm" svg:height="0.022cm" svg:x="4.27cm" svg:y="1.654cm" svg:viewBox="0 0 13949 23" draw:points="0,23 13949,23 13949,0 0,0">
          <text:p/>
        </draw:polygon>
        <draw:polygon draw:style-name="gr36" draw:text-style-name="P7" xml:id="id110" draw:id="id110" draw:layer="layout" svg:width="2.548cm" svg:height="0.021cm" svg:x="15.67cm" svg:y="2.213cm" svg:viewBox="0 0 2549 22" draw:points="0,22 2549,22 2549,0 0,0">
          <text:p/>
        </draw:polygon>
        <draw:polygon draw:style-name="gr36" draw:text-style-name="P7" xml:id="id111" draw:id="id111" draw:layer="layout" svg:width="2.548cm" svg:height="0.021cm" svg:x="15.67cm" svg:y="2.772cm" svg:viewBox="0 0 2549 22" draw:points="0,22 2549,22 2549,0 0,0">
          <text:p/>
        </draw:polygon>
        <draw:polygon draw:style-name="gr36" draw:text-style-name="P7" xml:id="id112" draw:id="id112" draw:layer="layout" svg:width="11.082cm" svg:height="0.021cm" svg:x="7.136cm" svg:y="3.331cm" svg:viewBox="0 0 11083 22" draw:points="0,22 11083,22 11083,0 0,0">
          <text:p/>
        </draw:polygon>
        <draw:polygon draw:style-name="gr36" draw:text-style-name="P7" xml:id="id113" draw:id="id113" draw:layer="layout" svg:width="11.082cm" svg:height="0.021cm" svg:x="7.136cm" svg:y="3.89cm" svg:viewBox="0 0 11083 22" draw:points="0,22 11083,22 11083,0 0,0">
          <text:p/>
        </draw:polygon>
        <draw:polygon draw:style-name="gr36" draw:text-style-name="P7" xml:id="id114" draw:id="id114" draw:layer="layout" svg:width="2.548cm" svg:height="0.021cm" svg:x="15.67cm" svg:y="4.677cm" svg:viewBox="0 0 2549 22" draw:points="0,22 2549,22 2549,0 0,0">
          <text:p/>
        </draw:polygon>
        <draw:polygon draw:style-name="gr36" draw:text-style-name="P7" xml:id="id115" draw:id="id115" draw:layer="layout" svg:width="13.948cm" svg:height="0.021cm" svg:x="4.27cm" svg:y="5.236cm" svg:viewBox="0 0 13949 22" draw:points="0,22 13949,22 13949,0 0,0">
          <text:p/>
        </draw:polygon>
        <draw:polygon draw:style-name="gr36" draw:text-style-name="P7" xml:id="id116" draw:id="id116" draw:layer="layout" svg:width="13.949cm" svg:height="0.042cm" svg:x="4.278cm" svg:y="5.401cm" svg:viewBox="0 0 13950 43" draw:points="0,43 13950,43 13950,0 0,0">
          <text:p/>
        </draw:polygon>
        <draw:polygon draw:style-name="gr36" draw:text-style-name="P7" xml:id="id117" draw:id="id117" draw:layer="layout" svg:width="13.907cm" svg:height="0.022cm" svg:x="4.278cm" svg:y="7.242cm" svg:viewBox="0 0 13908 23" draw:points="0,23 13908,23 13908,0 0,0">
          <text:p/>
        </draw:polygon>
        <draw:polygon draw:style-name="gr36" draw:text-style-name="P7" xml:id="id118" draw:id="id118" draw:layer="layout" svg:width="13.907cm" svg:height="0.021cm" svg:x="4.278cm" svg:y="7.801cm" svg:viewBox="0 0 13908 22" draw:points="0,22 13908,22 13908,0 0,0">
          <text:p/>
        </draw:polygon>
        <draw:polygon draw:style-name="gr36" draw:text-style-name="P7" xml:id="id119" draw:id="id119" draw:layer="layout" svg:width="13.907cm" svg:height="0.021cm" svg:x="4.278cm" svg:y="8.36cm" svg:viewBox="0 0 13908 22" draw:points="0,22 13908,22 13908,0 0,0">
          <text:p/>
        </draw:polygon>
        <draw:polygon draw:style-name="gr36" draw:text-style-name="P7" xml:id="id120" draw:id="id120" draw:layer="layout" svg:width="13.907cm" svg:height="0.021cm" svg:x="4.278cm" svg:y="8.919cm" svg:viewBox="0 0 13908 22" draw:points="0,22 13908,22 13908,0 0,0">
          <text:p/>
        </draw:polygon>
        <draw:polygon draw:style-name="gr36" draw:text-style-name="P7" xml:id="id121" draw:id="id121" draw:layer="layout" svg:width="13.907cm" svg:height="0.021cm" svg:x="4.278cm" svg:y="9.478cm" svg:viewBox="0 0 13908 22" draw:points="0,22 13908,22 13908,0 0,0">
          <text:p/>
        </draw:polygon>
        <draw:polygon draw:style-name="gr36" draw:text-style-name="P7" xml:id="id122" draw:id="id122" draw:layer="layout" svg:width="13.907cm" svg:height="0.022cm" svg:x="4.278cm" svg:y="10.036cm" svg:viewBox="0 0 13908 23" draw:points="0,23 13908,23 13908,0 0,0">
          <text:p/>
        </draw:polygon>
        <draw:polygon draw:style-name="gr36" draw:text-style-name="P7" xml:id="id123" draw:id="id123" draw:layer="layout" svg:width="13.907cm" svg:height="0.021cm" svg:x="4.278cm" svg:y="10.595cm" svg:viewBox="0 0 13908 22" draw:points="0,22 13908,22 13908,0 0,0">
          <text:p/>
        </draw:polygon>
        <draw:polygon draw:style-name="gr36" draw:text-style-name="P7" xml:id="id124" draw:id="id124" draw:layer="layout" svg:width="13.907cm" svg:height="0.021cm" svg:x="4.278cm" svg:y="11.154cm" svg:viewBox="0 0 13908 22" draw:points="0,22 13908,22 13908,0 0,0">
          <text:p/>
        </draw:polygon>
        <draw:polygon draw:style-name="gr36" draw:text-style-name="P7" xml:id="id125" draw:id="id125" draw:layer="layout" svg:width="13.907cm" svg:height="0.021cm" svg:x="4.278cm" svg:y="11.713cm" svg:viewBox="0 0 13908 22" draw:points="0,22 13908,22 13908,0 0,0">
          <text:p/>
        </draw:polygon>
        <draw:polygon draw:style-name="gr36" draw:text-style-name="P7" xml:id="id126" draw:id="id126" draw:layer="layout" svg:width="13.907cm" svg:height="0.021cm" svg:x="4.278cm" svg:y="12.272cm" svg:viewBox="0 0 13908 22" draw:points="0,22 13908,22 13908,0 0,0">
          <text:p/>
        </draw:polygon>
        <draw:polygon draw:style-name="gr36" draw:text-style-name="P7" xml:id="id127" draw:id="id127" draw:layer="layout" svg:width="13.907cm" svg:height="0.022cm" svg:x="4.278cm" svg:y="12.83cm" svg:viewBox="0 0 13908 23" draw:points="0,23 13908,23 13908,0 0,0">
          <text:p/>
        </draw:polygon>
        <draw:polygon draw:style-name="gr36" draw:text-style-name="P7" xml:id="id128" draw:id="id128" draw:layer="layout" svg:width="13.907cm" svg:height="0.021cm" svg:x="4.278cm" svg:y="13.389cm" svg:viewBox="0 0 13908 22" draw:points="0,22 13908,22 13908,0 0,0">
          <text:p/>
        </draw:polygon>
        <draw:polygon draw:style-name="gr36" draw:text-style-name="P7" xml:id="id129" draw:id="id129" draw:layer="layout" svg:width="13.907cm" svg:height="0.021cm" svg:x="4.278cm" svg:y="13.948cm" svg:viewBox="0 0 13908 22" draw:points="0,22 13908,22 13908,0 0,0">
          <text:p/>
        </draw:polygon>
        <draw:polygon draw:style-name="gr36" draw:text-style-name="P7" xml:id="id130" draw:id="id130" draw:layer="layout" svg:width="13.907cm" svg:height="0.021cm" svg:x="4.278cm" svg:y="14.507cm" svg:viewBox="0 0 13908 22" draw:points="0,22 13908,22 13908,0 0,0">
          <text:p/>
        </draw:polygon>
        <draw:polygon draw:style-name="gr36" draw:text-style-name="P7" xml:id="id131" draw:id="id131" draw:layer="layout" svg:width="13.907cm" svg:height="0.021cm" svg:x="4.278cm" svg:y="15.066cm" svg:viewBox="0 0 13908 22" draw:points="0,22 13908,22 13908,0 0,0">
          <text:p/>
        </draw:polygon>
        <draw:polygon draw:style-name="gr36" draw:text-style-name="P7" xml:id="id132" draw:id="id132" draw:layer="layout" svg:width="13.907cm" svg:height="0.022cm" svg:x="4.278cm" svg:y="15.624cm" svg:viewBox="0 0 13908 23" draw:points="0,23 13908,23 13908,0 0,0">
          <text:p/>
        </draw:polygon>
        <draw:polygon draw:style-name="gr36" draw:text-style-name="P7" xml:id="id133" draw:id="id133" draw:layer="layout" svg:width="13.907cm" svg:height="0.021cm" svg:x="4.278cm" svg:y="16.183cm" svg:viewBox="0 0 13908 22" draw:points="0,22 13908,22 13908,0 0,0">
          <text:p/>
        </draw:polygon>
        <draw:polygon draw:style-name="gr36" draw:text-style-name="P7" xml:id="id134" draw:id="id134" draw:layer="layout" svg:width="13.907cm" svg:height="0.021cm" svg:x="4.278cm" svg:y="16.742cm" svg:viewBox="0 0 13908 22" draw:points="0,22 13908,22 13908,0 0,0">
          <text:p/>
        </draw:polygon>
        <draw:polygon draw:style-name="gr36" draw:text-style-name="P7" xml:id="id135" draw:id="id135" draw:layer="layout" svg:width="13.907cm" svg:height="0.021cm" svg:x="4.278cm" svg:y="17.301cm" svg:viewBox="0 0 13908 22" draw:points="0,22 13908,22 13908,0 0,0">
          <text:p/>
        </draw:polygon>
        <draw:polygon draw:style-name="gr36" draw:text-style-name="P7" xml:id="id136" draw:id="id136" draw:layer="layout" svg:width="13.907cm" svg:height="0.021cm" svg:x="4.278cm" svg:y="17.86cm" svg:viewBox="0 0 13908 22" draw:points="0,22 13908,22 13908,0 0,0">
          <text:p/>
        </draw:polygon>
        <draw:polygon draw:style-name="gr36" draw:text-style-name="P7" xml:id="id137" draw:id="id137" draw:layer="layout" svg:width="13.907cm" svg:height="0.022cm" svg:x="4.278cm" svg:y="18.418cm" svg:viewBox="0 0 13908 23" draw:points="0,23 13908,23 13908,0 0,0">
          <text:p/>
        </draw:polygon>
        <draw:polygon draw:style-name="gr36" draw:text-style-name="P7" xml:id="id138" draw:id="id138" draw:layer="layout" svg:width="13.907cm" svg:height="0.021cm" svg:x="4.278cm" svg:y="18.977cm" svg:viewBox="0 0 13908 22" draw:points="0,22 13908,22 13908,0 0,0">
          <text:p/>
        </draw:polygon>
        <draw:polygon draw:style-name="gr36" draw:text-style-name="P7" xml:id="id139" draw:id="id139" draw:layer="layout" svg:width="13.907cm" svg:height="0.021cm" svg:x="4.278cm" svg:y="19.536cm" svg:viewBox="0 0 13908 22" draw:points="0,22 13908,22 13908,0 0,0">
          <text:p/>
        </draw:polygon>
        <draw:polygon draw:style-name="gr36" draw:text-style-name="P7" xml:id="id140" draw:id="id140" draw:layer="layout" svg:width="13.907cm" svg:height="0.021cm" svg:x="4.278cm" svg:y="20.095cm" svg:viewBox="0 0 13908 22" draw:points="0,22 13908,22 13908,0 0,0">
          <text:p/>
        </draw:polygon>
        <draw:polygon draw:style-name="gr36" draw:text-style-name="P7" xml:id="id141" draw:id="id141" draw:layer="layout" svg:width="13.907cm" svg:height="0.021cm" svg:x="4.278cm" svg:y="20.654cm" svg:viewBox="0 0 13908 22" draw:points="0,22 13908,22 13908,0 0,0">
          <text:p/>
        </draw:polygon>
        <draw:polygon draw:style-name="gr36" draw:text-style-name="P7" xml:id="id142" draw:id="id142" draw:layer="layout" svg:width="13.907cm" svg:height="0.022cm" svg:x="4.278cm" svg:y="21.212cm" svg:viewBox="0 0 13908 23" draw:points="0,23 13908,23 13908,0 0,0">
          <text:p/>
        </draw:polygon>
        <draw:polygon draw:style-name="gr36" draw:text-style-name="P7" xml:id="id143" draw:id="id143" draw:layer="layout" svg:width="13.907cm" svg:height="0.021cm" svg:x="4.278cm" svg:y="21.771cm" svg:viewBox="0 0 13908 22" draw:points="0,22 13908,22 13908,0 0,0">
          <text:p/>
        </draw:polygon>
        <draw:polygon draw:style-name="gr36" draw:text-style-name="P7" xml:id="id144" draw:id="id144" draw:layer="layout" svg:width="13.907cm" svg:height="0.021cm" svg:x="4.278cm" svg:y="22.33cm" svg:viewBox="0 0 13908 22" draw:points="0,22 13908,22 13908,0 0,0">
          <text:p/>
        </draw:polygon>
        <draw:polygon draw:style-name="gr36" draw:text-style-name="P7" xml:id="id145" draw:id="id145" draw:layer="layout" svg:width="13.907cm" svg:height="0.021cm" svg:x="4.278cm" svg:y="22.889cm" svg:viewBox="0 0 13908 22" draw:points="0,22 13908,22 13908,0 0,0">
          <text:p/>
        </draw:polygon>
        <draw:polygon draw:style-name="gr36" draw:text-style-name="P7" xml:id="id146" draw:id="id146" draw:layer="layout" svg:width="13.907cm" svg:height="0.021cm" svg:x="4.278cm" svg:y="23.448cm" svg:viewBox="0 0 13908 22" draw:points="0,22 13908,22 13908,0 0,0">
          <text:p/>
        </draw:polygon>
        <draw:polygon draw:style-name="gr36" draw:text-style-name="P7" xml:id="id147" draw:id="id147" draw:layer="layout" svg:width="13.907cm" svg:height="0.022cm" svg:x="4.278cm" svg:y="24.006cm" svg:viewBox="0 0 13908 23" draw:points="0,23 13908,23 13908,0 0,0">
          <text:p/>
        </draw:polygon>
        <draw:polygon draw:style-name="gr36" draw:text-style-name="P7" xml:id="id148" draw:id="id148" draw:layer="layout" svg:width="13.907cm" svg:height="0.021cm" svg:x="4.278cm" svg:y="24.565cm" svg:viewBox="0 0 13908 22" draw:points="0,22 13908,22 13908,0 0,0">
          <text:p/>
        </draw:polygon>
        <draw:polygon draw:style-name="gr36" draw:text-style-name="P7" xml:id="id149" draw:id="id149" draw:layer="layout" svg:width="13.949cm" svg:height="0.043cm" svg:x="4.278cm" svg:y="25.111cm" svg:viewBox="0 0 13950 44" draw:points="0,44 13950,44 13950,0 0,0">
          <text:p/>
        </draw:polygon>
        <draw:polygon draw:style-name="gr36" draw:text-style-name="P7" xml:id="id150" draw:id="id150" draw:layer="layout" svg:width="13.953cm" svg:height="0.021cm" svg:x="4.257cm" svg:y="26.242cm" svg:viewBox="0 0 13954 22" draw:points="0,22 13954,22 13954,0 0,0">
          <text:p/>
        </draw:polygon>
        <draw:frame draw:style-name="gr37" draw:text-style-name="P5" xml:id="id151" draw:id="id151" draw:layer="layout" svg:width="2.661cm" svg:height="0.361cm" svg:x="4.312cm" svg:y="24.746cm">
          <draw:text-box>
            <text:p text:style-name="P2"><text:span text:style-name="T7">Gesamtstundenzahl</text:span></text:p>
          </draw:text-box>
        </draw:frame>
        <draw:control draw:style-name="gr38" draw:text-style-name="P8" xml:id="id153" draw:id="id153" draw:layer="controls" svg:width="2.678cm" svg:height="0.536cm" svg:x="8.681cm" svg:y="8.942cm" draw:control="control1"/>
        <draw:control draw:style-name="gr38" draw:text-style-name="P8" xml:id="id154" draw:id="id154" draw:layer="controls" svg:width="6.802cm" svg:height="0.536cm" svg:x="11.382cm" svg:y="8.942cm" draw:control="control2"/>
        <draw:control draw:style-name="gr38" draw:text-style-name="P8" xml:id="id155" draw:id="id155" draw:layer="controls" svg:width="1.523cm" svg:height="0.536cm" svg:x="5.59cm" svg:y="8.942cm" draw:control="control3"/>
        <draw:control draw:style-name="gr38" draw:text-style-name="P8" xml:id="id156" draw:id="id156" draw:layer="controls" svg:width="1.523cm" svg:height="0.536cm" svg:x="7.136cm" svg:y="8.383cm" draw:control="control4"/>
        <draw:control draw:style-name="gr38" draw:text-style-name="P8" xml:id="id157" draw:id="id157" draw:layer="controls" svg:width="2.678cm" svg:height="0.536cm" svg:x="8.681cm" svg:y="8.383cm" draw:control="control5"/>
        <draw:control draw:style-name="gr38" draw:text-style-name="P8" xml:id="id158" draw:id="id158" draw:layer="controls" svg:width="6.802cm" svg:height="0.536cm" svg:x="11.382cm" svg:y="8.383cm" draw:control="control6"/>
        <draw:control draw:style-name="gr38" draw:text-style-name="P8" xml:id="id160" draw:id="id160" draw:layer="controls" svg:width="1.523cm" svg:height="0.536cm" svg:x="5.59cm" svg:y="8.383cm" draw:control="control7"/>
        <draw:control draw:style-name="gr38" draw:text-style-name="P8" xml:id="id161" draw:id="id161" draw:layer="controls" svg:width="1.523cm" svg:height="0.536cm" svg:x="7.137cm" svg:y="7.824cm" draw:control="control8"/>
        <draw:control draw:style-name="gr38" draw:text-style-name="P8" xml:id="id162" draw:id="id162" draw:layer="controls" svg:width="2.678cm" svg:height="0.536cm" svg:x="8.682cm" svg:y="7.824cm" draw:control="control9"/>
        <draw:control draw:style-name="gr38" draw:text-style-name="P8" xml:id="id163" draw:id="id163" draw:layer="controls" svg:width="6.802cm" svg:height="0.536cm" svg:x="11.383cm" svg:y="7.824cm" draw:control="control10"/>
        <draw:control draw:style-name="gr38" draw:text-style-name="P8" xml:id="id164" draw:id="id164" draw:layer="controls" svg:width="1.523cm" svg:height="0.536cm" svg:x="5.591cm" svg:y="7.824cm" draw:control="control11"/>
        <draw:control draw:style-name="gr38" draw:text-style-name="P8" xml:id="id165" draw:id="id165" draw:layer="controls" svg:width="2.678cm" svg:height="0.536cm" svg:x="8.682cm" svg:y="7.265cm" draw:control="control12"/>
        <draw:control draw:style-name="gr38" draw:text-style-name="P8" xml:id="id166" draw:id="id166" draw:layer="controls" svg:width="6.802cm" svg:height="0.536cm" svg:x="11.383cm" svg:y="7.265cm" draw:control="control13"/>
        <draw:control draw:name="Kommen-1" draw:style-name="gr38" draw:text-style-name="P8" xml:id="id167" draw:id="id167" draw:layer="controls" svg:width="1.523cm" svg:height="0.536cm" svg:x="5.591cm" svg:y="7.265cm" draw:control="control14"/>
        <draw:control draw:style-name="gr38" draw:text-style-name="P8" xml:id="id168" draw:id="id168" draw:layer="controls" svg:width="1.523cm" svg:height="0.536cm" svg:x="7.137cm" svg:y="8.943cm" draw:control="control15"/>
        <draw:control draw:style-name="gr38" draw:text-style-name="P8" xml:id="id169" draw:id="id169" draw:layer="controls" svg:width="2.678cm" svg:height="0.536cm" svg:x="8.681cm" svg:y="11.177cm" draw:control="control16"/>
        <draw:control draw:style-name="gr38" draw:text-style-name="P8" xml:id="id170" draw:id="id170" draw:layer="controls" svg:width="6.802cm" svg:height="0.536cm" svg:x="11.382cm" svg:y="11.177cm" draw:control="control17"/>
        <draw:control draw:style-name="gr38" draw:text-style-name="P8" xml:id="id171" draw:id="id171" draw:layer="controls" svg:width="1.523cm" svg:height="0.536cm" svg:x="5.59cm" svg:y="11.177cm" draw:control="control18"/>
        <draw:control draw:style-name="gr38" draw:text-style-name="P8" xml:id="id172" draw:id="id172" draw:layer="controls" svg:width="1.523cm" svg:height="0.536cm" svg:x="7.136cm" svg:y="10.618cm" draw:control="control19"/>
        <draw:control draw:style-name="gr38" draw:text-style-name="P8" xml:id="id173" draw:id="id173" draw:layer="controls" svg:width="2.678cm" svg:height="0.536cm" svg:x="8.681cm" svg:y="10.618cm" draw:control="control20"/>
        <draw:control draw:style-name="gr38" draw:text-style-name="P8" xml:id="id174" draw:id="id174" draw:layer="controls" svg:width="6.802cm" svg:height="0.536cm" svg:x="11.382cm" svg:y="10.618cm" draw:control="control21"/>
        <draw:control draw:style-name="gr38" draw:text-style-name="P8" xml:id="id175" draw:id="id175" draw:layer="controls" svg:width="1.523cm" svg:height="0.536cm" svg:x="5.59cm" svg:y="10.618cm" draw:control="control22"/>
        <draw:control draw:style-name="gr38" draw:text-style-name="P8" xml:id="id176" draw:id="id176" draw:layer="controls" svg:width="1.523cm" svg:height="0.536cm" svg:x="7.137cm" svg:y="10.059cm" draw:control="control23"/>
        <draw:control draw:style-name="gr38" draw:text-style-name="P8" xml:id="id177" draw:id="id177" draw:layer="controls" svg:width="2.678cm" svg:height="0.536cm" svg:x="8.682cm" svg:y="10.059cm" draw:control="control24"/>
        <draw:control draw:style-name="gr38" draw:text-style-name="P8" xml:id="id178" draw:id="id178" draw:layer="controls" svg:width="6.802cm" svg:height="0.536cm" svg:x="11.383cm" svg:y="10.059cm" draw:control="control25"/>
        <draw:control draw:style-name="gr38" draw:text-style-name="P8" xml:id="id179" draw:id="id179" draw:layer="controls" svg:width="1.523cm" svg:height="0.536cm" svg:x="5.591cm" svg:y="10.059cm" draw:control="control26"/>
        <draw:control draw:style-name="gr38" draw:text-style-name="P8" xml:id="id180" draw:id="id180" draw:layer="controls" svg:width="1.523cm" svg:height="0.536cm" svg:x="7.137cm" svg:y="9.5cm" draw:control="control27"/>
        <draw:control draw:style-name="gr38" draw:text-style-name="P8" xml:id="id181" draw:id="id181" draw:layer="controls" svg:width="2.678cm" svg:height="0.536cm" svg:x="8.682cm" svg:y="9.5cm" draw:control="control28"/>
        <draw:control draw:style-name="gr38" draw:text-style-name="P8" xml:id="id182" draw:id="id182" draw:layer="controls" svg:width="6.802cm" svg:height="0.536cm" svg:x="11.383cm" svg:y="9.5cm" draw:control="control29"/>
        <draw:control draw:style-name="gr38" draw:text-style-name="P8" xml:id="id183" draw:id="id183" draw:layer="controls" svg:width="1.523cm" svg:height="0.536cm" svg:x="5.591cm" svg:y="9.5cm" draw:control="control30"/>
        <draw:control draw:style-name="gr38" draw:text-style-name="P8" xml:id="id184" draw:id="id184" draw:layer="controls" svg:width="1.523cm" svg:height="0.536cm" svg:x="7.135cm" svg:y="15.646cm" draw:control="control31"/>
        <draw:control draw:style-name="gr38" draw:text-style-name="P8" xml:id="id185" draw:id="id185" draw:layer="controls" svg:width="2.678cm" svg:height="0.536cm" svg:x="8.681cm" svg:y="13.412cm" draw:control="control32"/>
        <draw:control draw:style-name="gr38" draw:text-style-name="P8" xml:id="id186" draw:id="id186" draw:layer="controls" svg:width="6.802cm" svg:height="0.536cm" svg:x="11.382cm" svg:y="13.412cm" draw:control="control33"/>
        <draw:control draw:style-name="gr38" draw:text-style-name="P8" xml:id="id187" draw:id="id187" draw:layer="controls" svg:width="1.523cm" svg:height="0.536cm" svg:x="5.59cm" svg:y="13.412cm" draw:control="control34"/>
        <draw:control draw:style-name="gr38" draw:text-style-name="P8" xml:id="id188" draw:id="id188" draw:layer="controls" svg:width="1.523cm" svg:height="0.536cm" svg:x="7.136cm" svg:y="12.853cm" draw:control="control35"/>
        <draw:control draw:style-name="gr38" draw:text-style-name="P8" xml:id="id189" draw:id="id189" draw:layer="controls" svg:width="2.678cm" svg:height="0.536cm" svg:x="8.681cm" svg:y="12.853cm" draw:control="control36"/>
        <draw:control draw:style-name="gr38" draw:text-style-name="P8" xml:id="id190" draw:id="id190" draw:layer="controls" svg:width="6.802cm" svg:height="0.536cm" svg:x="11.382cm" svg:y="12.853cm" draw:control="control37"/>
        <draw:control draw:style-name="gr38" draw:text-style-name="P8" xml:id="id191" draw:id="id191" draw:layer="controls" svg:width="1.523cm" svg:height="0.536cm" svg:x="5.59cm" svg:y="12.853cm" draw:control="control38"/>
        <draw:control draw:style-name="gr38" draw:text-style-name="P8" xml:id="id192" draw:id="id192" draw:layer="controls" svg:width="1.523cm" svg:height="0.536cm" svg:x="7.137cm" svg:y="12.294cm" draw:control="control39"/>
        <draw:control draw:style-name="gr38" draw:text-style-name="P8" xml:id="id193" draw:id="id193" draw:layer="controls" svg:width="2.678cm" svg:height="0.536cm" svg:x="8.682cm" svg:y="12.294cm" draw:control="control40"/>
        <draw:control draw:style-name="gr38" draw:text-style-name="P8" xml:id="id194" draw:id="id194" draw:layer="controls" svg:width="6.802cm" svg:height="0.536cm" svg:x="11.383cm" svg:y="12.294cm" draw:control="control41"/>
        <draw:control draw:style-name="gr38" draw:text-style-name="P8" xml:id="id195" draw:id="id195" draw:layer="controls" svg:width="1.523cm" svg:height="0.536cm" svg:x="5.591cm" svg:y="12.294cm" draw:control="control42"/>
        <draw:control draw:style-name="gr38" draw:text-style-name="P8" xml:id="id196" draw:id="id196" draw:layer="controls" svg:width="1.523cm" svg:height="0.536cm" svg:x="7.137cm" svg:y="11.735cm" draw:control="control43"/>
        <draw:control draw:style-name="gr38" draw:text-style-name="P8" xml:id="id197" draw:id="id197" draw:layer="controls" svg:width="2.678cm" svg:height="0.536cm" svg:x="8.682cm" svg:y="11.735cm" draw:control="control44"/>
        <draw:control draw:style-name="gr38" draw:text-style-name="P8" xml:id="id198" draw:id="id198" draw:layer="controls" svg:width="6.802cm" svg:height="0.536cm" svg:x="11.383cm" svg:y="11.735cm" draw:control="control45"/>
        <draw:control draw:style-name="gr38" draw:text-style-name="P8" xml:id="id199" draw:id="id199" draw:layer="controls" svg:width="1.523cm" svg:height="0.536cm" svg:x="5.591cm" svg:y="11.735cm" draw:control="control46"/>
        <draw:control draw:style-name="gr38" draw:text-style-name="P8" xml:id="id200" draw:id="id200" draw:layer="controls" svg:width="1.523cm" svg:height="0.536cm" svg:x="7.137cm" svg:y="13.413cm" draw:control="control47"/>
        <draw:control draw:style-name="gr38" draw:text-style-name="P8" xml:id="id201" draw:id="id201" draw:layer="controls" svg:width="2.678cm" svg:height="0.536cm" svg:x="8.681cm" svg:y="15.647cm" draw:control="control48"/>
        <draw:control draw:style-name="gr38" draw:text-style-name="P8" xml:id="id202" draw:id="id202" draw:layer="controls" svg:width="6.802cm" svg:height="0.536cm" svg:x="11.382cm" svg:y="15.647cm" draw:control="control49"/>
        <draw:control draw:style-name="gr38" draw:text-style-name="P8" xml:id="id203" draw:id="id203" draw:layer="controls" svg:width="1.523cm" svg:height="0.536cm" svg:x="5.59cm" svg:y="15.647cm" draw:control="control50"/>
        <draw:control draw:style-name="gr38" draw:text-style-name="P8" xml:id="id204" draw:id="id204" draw:layer="controls" svg:width="1.523cm" svg:height="0.536cm" svg:x="7.136cm" svg:y="15.088cm" draw:control="control51"/>
        <draw:control draw:style-name="gr38" draw:text-style-name="P8" xml:id="id205" draw:id="id205" draw:layer="controls" svg:width="2.678cm" svg:height="0.536cm" svg:x="8.681cm" svg:y="15.088cm" draw:control="control52"/>
        <draw:control draw:style-name="gr38" draw:text-style-name="P8" xml:id="id206" draw:id="id206" draw:layer="controls" svg:width="6.802cm" svg:height="0.536cm" svg:x="11.382cm" svg:y="15.088cm" draw:control="control53"/>
        <draw:control draw:style-name="gr38" draw:text-style-name="P8" xml:id="id207" draw:id="id207" draw:layer="controls" svg:width="1.523cm" svg:height="0.536cm" svg:x="5.59cm" svg:y="15.088cm" draw:control="control54"/>
        <draw:control draw:style-name="gr38" draw:text-style-name="P8" xml:id="id208" draw:id="id208" draw:layer="controls" svg:width="1.523cm" svg:height="0.536cm" svg:x="7.137cm" svg:y="14.529cm" draw:control="control55"/>
        <draw:control draw:style-name="gr38" draw:text-style-name="P8" xml:id="id209" draw:id="id209" draw:layer="controls" svg:width="2.678cm" svg:height="0.536cm" svg:x="8.682cm" svg:y="14.529cm" draw:control="control56"/>
        <draw:control draw:style-name="gr38" draw:text-style-name="P8" xml:id="id210" draw:id="id210" draw:layer="controls" svg:width="6.802cm" svg:height="0.536cm" svg:x="11.383cm" svg:y="14.529cm" draw:control="control57"/>
        <draw:control draw:style-name="gr38" draw:text-style-name="P8" xml:id="id211" draw:id="id211" draw:layer="controls" svg:width="1.523cm" svg:height="0.536cm" svg:x="5.591cm" svg:y="14.529cm" draw:control="control58"/>
        <draw:control draw:style-name="gr38" draw:text-style-name="P8" xml:id="id212" draw:id="id212" draw:layer="controls" svg:width="1.523cm" svg:height="0.536cm" svg:x="7.137cm" svg:y="13.97cm" draw:control="control59"/>
        <draw:control draw:style-name="gr38" draw:text-style-name="P8" xml:id="id213" draw:id="id213" draw:layer="controls" svg:width="2.678cm" svg:height="0.536cm" svg:x="8.682cm" svg:y="13.97cm" draw:control="control60"/>
        <draw:control draw:style-name="gr38" draw:text-style-name="P8" xml:id="id214" draw:id="id214" draw:layer="controls" svg:width="6.802cm" svg:height="0.536cm" svg:x="11.383cm" svg:y="13.97cm" draw:control="control61"/>
        <draw:control draw:style-name="gr38" draw:text-style-name="P8" xml:id="id215" draw:id="id215" draw:layer="controls" svg:width="1.523cm" svg:height="0.536cm" svg:x="5.591cm" svg:y="13.97cm" draw:control="control62"/>
        <draw:control draw:style-name="gr38" draw:text-style-name="P8" xml:id="id216" draw:id="id216" draw:layer="controls" svg:width="1.523cm" svg:height="0.536cm" svg:x="7.135cm" svg:y="20.116cm" draw:control="control63"/>
        <draw:control draw:style-name="gr38" draw:text-style-name="P8" xml:id="id217" draw:id="id217" draw:layer="controls" svg:width="2.678cm" svg:height="0.536cm" svg:x="8.681cm" svg:y="17.882cm" draw:control="control64"/>
        <draw:control draw:style-name="gr38" draw:text-style-name="P8" xml:id="id218" draw:id="id218" draw:layer="controls" svg:width="6.802cm" svg:height="0.536cm" svg:x="11.382cm" svg:y="17.882cm" draw:control="control65"/>
        <draw:control draw:style-name="gr38" draw:text-style-name="P8" xml:id="id219" draw:id="id219" draw:layer="controls" svg:width="1.523cm" svg:height="0.536cm" svg:x="5.59cm" svg:y="17.882cm" draw:control="control66"/>
        <draw:control draw:style-name="gr38" draw:text-style-name="P8" xml:id="id220" draw:id="id220" draw:layer="controls" svg:width="1.523cm" svg:height="0.536cm" svg:x="7.136cm" svg:y="17.323cm" draw:control="control67"/>
        <draw:control draw:style-name="gr38" draw:text-style-name="P8" xml:id="id221" draw:id="id221" draw:layer="controls" svg:width="2.678cm" svg:height="0.536cm" svg:x="8.681cm" svg:y="17.323cm" draw:control="control68"/>
        <draw:control draw:style-name="gr38" draw:text-style-name="P8" xml:id="id222" draw:id="id222" draw:layer="controls" svg:width="6.802cm" svg:height="0.536cm" svg:x="11.382cm" svg:y="17.323cm" draw:control="control69"/>
        <draw:control draw:style-name="gr38" draw:text-style-name="P8" xml:id="id223" draw:id="id223" draw:layer="controls" svg:width="1.523cm" svg:height="0.536cm" svg:x="5.59cm" svg:y="17.323cm" draw:control="control70"/>
        <draw:control draw:style-name="gr38" draw:text-style-name="P8" xml:id="id224" draw:id="id224" draw:layer="controls" svg:width="1.523cm" svg:height="0.536cm" svg:x="7.137cm" svg:y="16.764cm" draw:control="control71"/>
        <draw:control draw:style-name="gr38" draw:text-style-name="P8" xml:id="id225" draw:id="id225" draw:layer="controls" svg:width="2.678cm" svg:height="0.536cm" svg:x="8.682cm" svg:y="16.764cm" draw:control="control72"/>
        <draw:control draw:style-name="gr38" draw:text-style-name="P8" xml:id="id226" draw:id="id226" draw:layer="controls" svg:width="6.802cm" svg:height="0.536cm" svg:x="11.383cm" svg:y="16.764cm" draw:control="control73"/>
        <draw:control draw:style-name="gr38" draw:text-style-name="P8" xml:id="id227" draw:id="id227" draw:layer="controls" svg:width="1.523cm" svg:height="0.536cm" svg:x="5.591cm" svg:y="16.764cm" draw:control="control74"/>
        <draw:control draw:style-name="gr38" draw:text-style-name="P8" xml:id="id228" draw:id="id228" draw:layer="controls" svg:width="1.523cm" svg:height="0.536cm" svg:x="7.137cm" svg:y="16.205cm" draw:control="control75"/>
        <draw:control draw:style-name="gr38" draw:text-style-name="P8" xml:id="id229" draw:id="id229" draw:layer="controls" svg:width="2.678cm" svg:height="0.536cm" svg:x="8.682cm" svg:y="16.205cm" draw:control="control76"/>
        <draw:control draw:style-name="gr38" draw:text-style-name="P8" xml:id="id230" draw:id="id230" draw:layer="controls" svg:width="6.802cm" svg:height="0.536cm" svg:x="11.383cm" svg:y="16.205cm" draw:control="control77"/>
        <draw:control draw:style-name="gr38" draw:text-style-name="P8" xml:id="id231" draw:id="id231" draw:layer="controls" svg:width="1.523cm" svg:height="0.536cm" svg:x="5.591cm" svg:y="16.205cm" draw:control="control78"/>
        <draw:control draw:style-name="gr38" draw:text-style-name="P8" xml:id="id232" draw:id="id232" draw:layer="controls" svg:width="1.523cm" svg:height="0.536cm" svg:x="7.137cm" svg:y="17.883cm" draw:control="control79"/>
        <draw:control draw:style-name="gr38" draw:text-style-name="P8" xml:id="id233" draw:id="id233" draw:layer="controls" svg:width="2.678cm" svg:height="0.536cm" svg:x="8.681cm" svg:y="20.117cm" draw:control="control80"/>
        <draw:control draw:style-name="gr38" draw:text-style-name="P8" xml:id="id234" draw:id="id234" draw:layer="controls" svg:width="6.802cm" svg:height="0.536cm" svg:x="11.382cm" svg:y="20.117cm" draw:control="control81"/>
        <draw:control draw:style-name="gr38" draw:text-style-name="P8" xml:id="id235" draw:id="id235" draw:layer="controls" svg:width="1.523cm" svg:height="0.536cm" svg:x="5.59cm" svg:y="20.117cm" draw:control="control82"/>
        <draw:control draw:style-name="gr38" draw:text-style-name="P8" xml:id="id236" draw:id="id236" draw:layer="controls" svg:width="1.523cm" svg:height="0.536cm" svg:x="7.136cm" svg:y="19.558cm" draw:control="control83"/>
        <draw:control draw:style-name="gr38" draw:text-style-name="P8" xml:id="id237" draw:id="id237" draw:layer="controls" svg:width="2.678cm" svg:height="0.536cm" svg:x="8.681cm" svg:y="19.558cm" draw:control="control84"/>
        <draw:control draw:style-name="gr38" draw:text-style-name="P8" xml:id="id238" draw:id="id238" draw:layer="controls" svg:width="6.802cm" svg:height="0.536cm" svg:x="11.382cm" svg:y="19.558cm" draw:control="control85"/>
        <draw:control draw:style-name="gr38" draw:text-style-name="P8" xml:id="id239" draw:id="id239" draw:layer="controls" svg:width="1.523cm" svg:height="0.536cm" svg:x="5.59cm" svg:y="19.558cm" draw:control="control86"/>
        <draw:control draw:style-name="gr38" draw:text-style-name="P8" xml:id="id240" draw:id="id240" draw:layer="controls" svg:width="1.523cm" svg:height="0.536cm" svg:x="7.137cm" svg:y="18.999cm" draw:control="control87"/>
        <draw:control draw:style-name="gr38" draw:text-style-name="P8" xml:id="id241" draw:id="id241" draw:layer="controls" svg:width="2.678cm" svg:height="0.536cm" svg:x="8.682cm" svg:y="18.999cm" draw:control="control88"/>
        <draw:control draw:style-name="gr38" draw:text-style-name="P8" xml:id="id242" draw:id="id242" draw:layer="controls" svg:width="6.802cm" svg:height="0.536cm" svg:x="11.383cm" svg:y="18.999cm" draw:control="control89"/>
        <draw:control draw:style-name="gr38" draw:text-style-name="P8" xml:id="id243" draw:id="id243" draw:layer="controls" svg:width="1.523cm" svg:height="0.536cm" svg:x="5.591cm" svg:y="18.999cm" draw:control="control90"/>
        <draw:control draw:style-name="gr38" draw:text-style-name="P8" xml:id="id244" draw:id="id244" draw:layer="controls" svg:width="1.523cm" svg:height="0.536cm" svg:x="7.137cm" svg:y="18.44cm" draw:control="control91"/>
        <draw:control draw:style-name="gr38" draw:text-style-name="P8" xml:id="id245" draw:id="id245" draw:layer="controls" svg:width="2.678cm" svg:height="0.536cm" svg:x="8.682cm" svg:y="18.44cm" draw:control="control92"/>
        <draw:control draw:style-name="gr38" draw:text-style-name="P8" xml:id="id246" draw:id="id246" draw:layer="controls" svg:width="6.802cm" svg:height="0.536cm" svg:x="11.383cm" svg:y="18.44cm" draw:control="control93"/>
        <draw:control draw:style-name="gr38" draw:text-style-name="P8" xml:id="id247" draw:id="id247" draw:layer="controls" svg:width="1.523cm" svg:height="0.536cm" svg:x="5.591cm" svg:y="18.44cm" draw:control="control94"/>
        <draw:control draw:style-name="gr38" draw:text-style-name="P8" xml:id="id248" draw:id="id248" draw:layer="controls" svg:width="2.678cm" svg:height="0.536cm" svg:x="8.681cm" svg:y="22.352cm" draw:control="control95"/>
        <draw:control draw:style-name="gr38" draw:text-style-name="P8" xml:id="id249" draw:id="id249" draw:layer="controls" svg:width="6.802cm" svg:height="0.536cm" svg:x="11.382cm" svg:y="22.352cm" draw:control="control96"/>
        <draw:control draw:style-name="gr38" draw:text-style-name="P8" xml:id="id250" draw:id="id250" draw:layer="controls" svg:width="1.523cm" svg:height="0.536cm" svg:x="5.59cm" svg:y="22.352cm" draw:control="control97"/>
        <draw:control draw:style-name="gr38" draw:text-style-name="P8" xml:id="id251" draw:id="id251" draw:layer="controls" svg:width="1.523cm" svg:height="0.536cm" svg:x="7.136cm" svg:y="21.793cm" draw:control="control98"/>
        <draw:control draw:style-name="gr38" draw:text-style-name="P8" xml:id="id252" draw:id="id252" draw:layer="controls" svg:width="2.678cm" svg:height="0.536cm" svg:x="8.681cm" svg:y="21.793cm" draw:control="control99"/>
        <draw:control draw:style-name="gr38" draw:text-style-name="P8" xml:id="id253" draw:id="id253" draw:layer="controls" svg:width="6.802cm" svg:height="0.536cm" svg:x="11.382cm" svg:y="21.793cm" draw:control="control100"/>
        <draw:control draw:style-name="gr38" draw:text-style-name="P8" xml:id="id254" draw:id="id254" draw:layer="controls" svg:width="1.523cm" svg:height="0.536cm" svg:x="5.59cm" svg:y="21.793cm" draw:control="control101"/>
        <draw:control draw:style-name="gr38" draw:text-style-name="P8" xml:id="id255" draw:id="id255" draw:layer="controls" svg:width="1.523cm" svg:height="0.536cm" svg:x="7.137cm" svg:y="21.234cm" draw:control="control102"/>
        <draw:control draw:style-name="gr38" draw:text-style-name="P8" xml:id="id256" draw:id="id256" draw:layer="controls" svg:width="2.678cm" svg:height="0.536cm" svg:x="8.682cm" svg:y="21.234cm" draw:control="control103"/>
        <draw:control draw:style-name="gr38" draw:text-style-name="P8" xml:id="id257" draw:id="id257" draw:layer="controls" svg:width="6.802cm" svg:height="0.536cm" svg:x="11.383cm" svg:y="21.234cm" draw:control="control104"/>
        <draw:control draw:style-name="gr38" draw:text-style-name="P8" xml:id="id258" draw:id="id258" draw:layer="controls" svg:width="1.523cm" svg:height="0.536cm" svg:x="5.591cm" svg:y="21.234cm" draw:control="control105"/>
        <draw:control draw:style-name="gr38" draw:text-style-name="P8" xml:id="id259" draw:id="id259" draw:layer="controls" svg:width="1.523cm" svg:height="0.536cm" svg:x="7.137cm" svg:y="20.675cm" draw:control="control106"/>
        <draw:control draw:style-name="gr38" draw:text-style-name="P8" xml:id="id260" draw:id="id260" draw:layer="controls" svg:width="2.678cm" svg:height="0.536cm" svg:x="8.682cm" svg:y="20.675cm" draw:control="control107"/>
        <draw:control draw:style-name="gr38" draw:text-style-name="P8" xml:id="id261" draw:id="id261" draw:layer="controls" svg:width="6.802cm" svg:height="0.536cm" svg:x="11.383cm" svg:y="20.675cm" draw:control="control108"/>
        <draw:control draw:style-name="gr38" draw:text-style-name="P8" xml:id="id262" draw:id="id262" draw:layer="controls" svg:width="1.523cm" svg:height="0.536cm" svg:x="5.591cm" svg:y="20.675cm" draw:control="control109"/>
        <draw:control draw:style-name="gr38" draw:text-style-name="P8" xml:id="id263" draw:id="id263" draw:layer="controls" svg:width="1.523cm" svg:height="0.536cm" svg:x="7.137cm" svg:y="22.353cm" draw:control="control110"/>
        <draw:control draw:style-name="gr38" draw:text-style-name="P8" xml:id="id264" draw:id="id264" draw:layer="controls" svg:width="1.523cm" svg:height="0.536cm" svg:x="7.136cm" svg:y="24.028cm" draw:control="control111"/>
        <draw:control draw:style-name="gr38" draw:text-style-name="P8" xml:id="id265" draw:id="id265" draw:layer="controls" svg:width="2.678cm" svg:height="0.536cm" svg:x="8.681cm" svg:y="24.028cm" draw:control="control112"/>
        <draw:control draw:style-name="gr38" draw:text-style-name="P8" xml:id="id266" draw:id="id266" draw:layer="controls" svg:width="6.802cm" svg:height="0.536cm" svg:x="11.382cm" svg:y="24.028cm" draw:control="control113"/>
        <draw:control draw:style-name="gr38" draw:text-style-name="P8" xml:id="id267" draw:id="id267" draw:layer="controls" svg:width="1.523cm" svg:height="0.536cm" svg:x="5.59cm" svg:y="24.028cm" draw:control="control114"/>
        <draw:control draw:style-name="gr38" draw:text-style-name="P8" xml:id="id268" draw:id="id268" draw:layer="controls" svg:width="1.523cm" svg:height="0.536cm" svg:x="7.137cm" svg:y="23.469cm" draw:control="control115"/>
        <draw:control draw:style-name="gr38" draw:text-style-name="P8" xml:id="id269" draw:id="id269" draw:layer="controls" svg:width="2.678cm" svg:height="0.536cm" svg:x="8.682cm" svg:y="23.469cm" draw:control="control116"/>
        <draw:control draw:style-name="gr38" draw:text-style-name="P8" xml:id="id270" draw:id="id270" draw:layer="controls" svg:width="6.802cm" svg:height="0.536cm" svg:x="11.383cm" svg:y="23.469cm" draw:control="control117"/>
        <draw:control draw:style-name="gr38" draw:text-style-name="P8" xml:id="id271" draw:id="id271" draw:layer="controls" svg:width="1.523cm" svg:height="0.536cm" svg:x="5.591cm" svg:y="23.469cm" draw:control="control118"/>
        <draw:control draw:style-name="gr38" draw:text-style-name="P8" xml:id="id272" draw:id="id272" draw:layer="controls" svg:width="1.523cm" svg:height="0.536cm" svg:x="7.137cm" svg:y="22.91cm" draw:control="control119"/>
        <draw:control draw:style-name="gr38" draw:text-style-name="P8" xml:id="id273" draw:id="id273" draw:layer="controls" svg:width="2.678cm" svg:height="0.536cm" svg:x="8.682cm" svg:y="22.91cm" draw:control="control120"/>
        <draw:control draw:style-name="gr38" draw:text-style-name="P8" xml:id="id274" draw:id="id274" draw:layer="controls" svg:width="6.802cm" svg:height="0.536cm" svg:x="11.383cm" svg:y="22.91cm" draw:control="control121"/>
        <draw:control draw:style-name="gr38" draw:text-style-name="P8" xml:id="id275" draw:id="id275" draw:layer="controls" svg:width="1.523cm" svg:height="0.536cm" svg:x="5.591cm" svg:y="22.91cm" draw:control="control122"/>
        <draw:control draw:style-name="gr38" draw:text-style-name="P8" xml:id="id276" draw:id="id276" draw:layer="controls" svg:width="2.678cm" svg:height="0.524cm" svg:x="8.682cm" svg:y="24.587cm" draw:control="control123"/>
        <draw:control draw:style-name="gr38" draw:text-style-name="P8" xml:id="id277" draw:id="id277" draw:layer="controls" svg:width="1.802cm" svg:height="0.536cm" svg:x="11.383cm" svg:y="1.677cm" draw:control="control124"/>
        <draw:control draw:style-name="gr38" draw:text-style-name="P8" xml:id="id278" draw:id="id278" draw:layer="controls" svg:width="6.048cm" svg:height="0.536cm" svg:x="7.137cm" svg:y="2.235cm" draw:control="control125"/>
        <draw:control draw:style-name="gr38" draw:text-style-name="P8" xml:id="id279" draw:id="id279" draw:layer="controls" svg:width="4.223cm" svg:height="0.536cm" svg:x="7.137cm" svg:y="2.795cm" draw:control="control126"/>
        <draw:control draw:style-name="gr38" draw:text-style-name="P8" xml:id="id280" draw:id="id280" draw:layer="controls" svg:width="2.526cm" svg:height="0.536cm" svg:x="15.671cm" svg:y="1.677cm" draw:control="control127"/>
        <draw:control draw:style-name="gr38" draw:text-style-name="P8" xml:id="id281" draw:id="id281" draw:layer="controls" svg:width="2.526cm" svg:height="0.536cm" svg:x="15.671cm" svg:y="2.235cm" draw:control="control128"/>
        <draw:control draw:style-name="gr38" draw:text-style-name="P8" xml:id="id282" draw:id="id282" draw:layer="controls" svg:width="2.526cm" svg:height="0.536cm" svg:x="15.671cm" svg:y="2.794cm" draw:control="control129"/>
        <draw:control draw:style-name="gr38" draw:text-style-name="P8" xml:id="id283" draw:id="id283" draw:layer="controls" svg:width="6.814cm" svg:height="0.536cm" svg:x="11.383cm" svg:y="3.352cm" draw:control="control130"/>
        <draw:control draw:style-name="gr38" draw:text-style-name="P9" xml:id="id284" draw:id="id284" draw:layer="controls" svg:width="2.526cm" svg:height="0.765cm" svg:x="15.671cm" svg:y="3.912cm" draw:control="control131"/>
        <draw:control draw:style-name="gr38" draw:text-style-name="P8" xml:id="id285" draw:id="id285" draw:layer="controls" svg:width="6.048cm" svg:height="0.765cm" svg:x="7.137cm" svg:y="3.912cm" draw:control="control132"/>
        <draw:control draw:style-name="gr38" draw:text-style-name="P8" xml:id="id286" draw:id="id286" draw:layer="controls" svg:width="1.802cm" svg:height="0.537cm" svg:x="11.383cm" svg:y="4.699cm" draw:control="control133"/>
        <draw:control draw:style-name="gr38" draw:text-style-name="P8" xml:id="id287" draw:id="id287" draw:layer="controls" svg:width="7.103cm" svg:height="0.551cm" svg:x="4.257cm" svg:y="25.691cm" draw:control="control134"/>
        <draw:control draw:style-name="standard" draw:text-style-name="P10" xml:id="id159" draw:id="id159" draw:layer="controls" svg:width="1.523cm" svg:height="0.536cm" svg:x="7.135cm" svg:y="11.176cm"/>
        <draw:control draw:style-name="standard" draw:text-style-name="P10" xml:id="id152" draw:id="id152" draw:layer="controls" svg:width="1.523cm" svg:height="0.536cm" svg:x="7.137cm" svg:y="7.265cm"/>
        <draw:control draw:style-name="gr38" draw:text-style-name="P8" xml:id="id288" draw:id="id288" draw:layer="controls" svg:width="1.523cm" svg:height="0.536cm" svg:x="7.137cm" svg:y="7.265cm" draw:control="control135"/>
        <draw:control draw:style-name="gr38" draw:text-style-name="P8" xml:id="id289" draw:id="id289" draw:layer="controls" svg:width="1.523cm" svg:height="0.536cm" svg:x="7.135cm" svg:y="11.177cm" draw:control="control136"/>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Cantarell1" svg:font-family="Cantarell"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Univers" svg:font-family="Univers" style:font-pitch="variable"/>
    <style:font-face style:name="Univers1" svg:font-family="Univer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de" fo:country="DE"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cm" fo:margin-bottom="1cm" fo:margin-left="4.2cm" fo:margin-right="1cm" fo:page-width="20.997cm" fo:page-height="29.6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7-19T13:49:22.669286768</dc:date>
    <meta:editing-duration>PT41M5S</meta:editing-duration>
    <meta:editing-cycles>7</meta:editing-cycles>
    <meta:generator>LibreOffice/7.5.4.2$Linux_X86_64 LibreOffice_project/50$Build-2</meta:generator>
    <meta:document-statistic meta:object-count="289"/>
  </office:meta>
</office:document-meta>
</file>